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7.0.0 -->
  <office:font-face-decls>
    <style:font-face style:name="TimesNewRomanPSMT" svg:font-family="TimesNewRomanPSMT" style:font-family-generic="roman"/>
    <style:font-face style:name="Times New Roman" svg:font-family="Times New Roman"/>
  </office:font-face-decls>
  <office:automatic-styles>
    <style:style style:name="P1" style:family="paragraph" style:parent-style-name="Normal" style:master-page-name="Standard">
      <style:paragraph-properties fo:text-align="center"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_1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P2" style:family="paragraph" style:parent-style-name="Normal">
      <style:paragraph-properties fo:text-align="center"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  <style:text-properties fo:color="#000000" style:font-name="TimesNewRomanPSMT" fo:font-size="12pt" style:font-size-asian="12pt" style:font-size-complex="12pt" fo:font-weight="bold" style:font-weight-asian="bold"/>
    </style:style>
    <style:style style:name="P3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3_1" style:family="text">
      <style:text-properties fo:letter-spacing="0cm" fo:color="#000000" style:font-name="TimesNewRomanPSMT" fo:font-size="12pt" style:font-size-asian="12pt" style:font-size-complex="12pt" fo:font-weight="normal" style:font-weight-asian="normal"/>
    </style:style>
    <style:style style:name="P4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4_1" style:family="text">
      <style:text-properties fo:letter-spacing="0cm" fo:color="#000000" style:font-name="TimesNewRomanPSMT" fo:font-size="12pt" style:font-size-asian="12pt" style:font-size-complex="12pt" fo:font-weight="normal" style:font-weight-asian="normal"/>
    </style:style>
    <style:style style:name="T4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5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5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6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7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7_1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8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9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9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9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0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0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0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0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1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1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2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2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3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3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4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4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5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6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7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8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9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9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0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2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0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1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2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2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2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2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3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2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4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2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5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2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6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2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7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2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8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2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8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9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2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30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3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30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3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31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3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32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3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32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3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33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3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3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34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3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35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3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35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3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36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3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36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3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37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3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37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3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38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3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38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3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39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3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40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4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40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4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41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4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4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42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4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42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4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43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4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43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4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44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4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44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4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44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44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44_6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44_7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45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4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45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4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46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4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46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4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47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4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47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4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48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4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48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4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49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4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49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50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5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50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5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51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5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51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5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52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5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53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5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54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5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55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5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55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5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56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5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56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5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57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5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57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5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58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5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58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5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59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5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59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5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60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6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60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6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61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6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61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6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62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6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62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6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63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6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64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6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65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6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65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6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66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6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66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6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67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6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67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6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68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6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69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6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69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6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70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7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70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7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71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7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71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7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71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71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71_6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72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7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73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7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73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7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74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7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74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7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75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7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75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7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76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7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76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7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77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7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77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7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78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7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78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7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79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7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79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79_3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79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79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79_6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79_7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80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8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80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8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81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8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81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8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82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8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82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8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83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8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83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8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84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8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85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8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8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86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8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8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87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8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87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8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88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8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88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8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88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89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8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89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8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90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9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90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9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91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9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92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9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92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9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93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9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93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9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93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94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9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94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9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95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9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96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9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96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9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97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9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98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9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99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9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99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9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00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0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00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0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01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0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01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0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02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0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03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0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0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04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0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05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0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05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0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06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0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06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0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07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0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07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0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08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0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09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0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10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1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11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1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11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1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11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11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11_6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11_7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12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1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13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1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14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1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14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1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15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1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15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1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16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1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16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1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17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1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1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18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1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18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1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19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1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19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1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20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2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20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2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21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2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21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2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22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2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22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2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23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2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24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2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24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2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25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2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25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2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26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2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27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2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28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2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2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29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2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30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3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31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3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31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3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32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3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32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3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33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3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33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3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34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3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35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3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36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3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36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3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37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3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37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3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38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3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39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3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40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4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40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4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41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4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41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4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42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4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43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4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43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4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44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4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45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4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45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4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46" style:family="paragraph" style:parent-style-name="Normal">
      <style:paragraph-properties fo:text-indent="-1.272cm" fo:line-height="200%" fo:margin-left="1.27cm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14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4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47" style:family="paragraph" style:parent-style-name="Normal">
      <style:paragraph-properties fo:text-align="center" fo:break-before="page"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4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T14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148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49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4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50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5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51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5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52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5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53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5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54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5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55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5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56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5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57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5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58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5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59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5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60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6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61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6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6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62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6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63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6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6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64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6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64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65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6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66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6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67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6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68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6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69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6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70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7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71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7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72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7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72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7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73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7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73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7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74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7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74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7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75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7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75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7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76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7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7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77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7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7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78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7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78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7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79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7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80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8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81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8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82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8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83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8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84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8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84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85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8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86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8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87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8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88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8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89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8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90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9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91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9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9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92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9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93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9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94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9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94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95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9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96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9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97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9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98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9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99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19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99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9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00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0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01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0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02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0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03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0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04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0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04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05" style:family="paragraph" style:parent-style-name="Normal">
      <style:paragraph-properties fo:text-align="center" fo:break-before="page"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0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T20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206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07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0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07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0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08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0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08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0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09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09_1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09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10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1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11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1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11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1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11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12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1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12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1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12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12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13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1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13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1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14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1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14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1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15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1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15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1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16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1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16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1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17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1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18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1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19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1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19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1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20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2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20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2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21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2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21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2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22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2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22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2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23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2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23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2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24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2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24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2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25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2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25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2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26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2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26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2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27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2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27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2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28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2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28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2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29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2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30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3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30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3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31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3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31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3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32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3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32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3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33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3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33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3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33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33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33_6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33_7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34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3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34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3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35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3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35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3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36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3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36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3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37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3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37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3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38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3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38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3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39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3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39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3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40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4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40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4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41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4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41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4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42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4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42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4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43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4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43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4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44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4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44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4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45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4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45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4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46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4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46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4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47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4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47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4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48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4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48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4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49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4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49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4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50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5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50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5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51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5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51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5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52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5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52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5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53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5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53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5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53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53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53_6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54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5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54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5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55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5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55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5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56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5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56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5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57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5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57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5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58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5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58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5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59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5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59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5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60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6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6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60_3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60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60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60_6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60_7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61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6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62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6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62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6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62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63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6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63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6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64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6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64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6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65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6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65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6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66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6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66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6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66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67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6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67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6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68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6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68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6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69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6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69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6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70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7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70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7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71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7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71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7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72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7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72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7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73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7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73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7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74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7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74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7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75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7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75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7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75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75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75_6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75_7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76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7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76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7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77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7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77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7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78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7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78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7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79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7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79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7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80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8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80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8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81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8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81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8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82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8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82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8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83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8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83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8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84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8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84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8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85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8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85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8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86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8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87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8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87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8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88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8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88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8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89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8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89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8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90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9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90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9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91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9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91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9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92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9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92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9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93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9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93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9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94" style:family="paragraph" style:parent-style-name="Normal">
      <style:paragraph-properties fo:text-indent="-1.282cm" fo:line-height="200%" fo:margin-left="1.281cm">
        <style:tab-stops>
          <style:tab-stop style:type="left" style:leader-style="none" style:position="-0.011cm"/>
          <style:tab-stop style:type="left" style:leader-style="none" style:position="1.259cm"/>
          <style:tab-stop style:type="left" style:leader-style="none" style:position="2.529cm"/>
          <style:tab-stop style:type="left" style:leader-style="none" style:position="3.799cm"/>
          <style:tab-stop style:type="left" style:leader-style="none" style:position="5.069cm"/>
          <style:tab-stop style:type="left" style:leader-style="none" style:position="6.339cm"/>
        </style:tab-stops>
      </style:paragraph-properties>
    </style:style>
    <style:style style:name="T29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94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9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</office:automatic-styles>
  <office:body>
    <office:text>
      <text:p text:style-name="P1"><text:bookmark-start text:name="Bibliography"/><text:span text:style-name="T1_1">Bibliography</text:span><text:bookmark-end text:name="Bibliography"/></text:p>
      <text:p text:style-name="P2"/>
      <text:p text:style-name="P3"><text:span text:style-name="T3_1">A,<text:s/>L.<text:s/>“Recollections<text:s/>on<text:s/>the<text:s/>Holocaust<text:s/>-<text:s/>Protocol<text:s/>Nr.<text:s/>3645,”<text:s/>February<text:s/>11,<text:s/>1946.<text:s/>Protocol<text:s/>Nr.<text:s/>3645.<text:s/>National<text:s/>Committee<text:s/>for<text:s/>Attending<text:s/>Deportees<text:s/>(DEGOB).<text:s/>http://degob.org/index.php?showjk=3645.</text:span></text:p>
      <text:p text:style-name="P4"><text:span text:style-name="T4_1">Allen,<text:s/>Michael<text:s/>Thad.<text:s/>“The<text:s/>Banality<text:s/>of<text:s/>Evil<text:s/>Reconsidered:<text:s/>SS<text:s/>Mid-Level<text:s/>Managers<text:s/>of<text:s/>Extermination<text:s/>through<text:s/>Work.”<text:s/></text:span><text:span text:style-name="T4_2">Central<text:s/>European<text:s/>History</text:span><text:span text:style-name="T4_3"><text:s/>30,<text:s/>no.<text:s/>2<text:s/>(1997):<text:s/>253–94.</text:span></text:p>
      <text:p text:style-name="P5"><text:span text:style-name="T5_1">———.<text:s/></text:span><text:span text:style-name="T5_2">The<text:s/>Business<text:s/>of<text:s/>Genocide:<text:s/>The<text:s/>SS,<text:s/>Slave<text:s/>Labor,<text:s/>and<text:s/>the<text:s/>Concentration<text:s/>Camps</text:span><text:span text:style-name="T5_3">.<text:s/>Chapel<text:s/>Hill,<text:s/>N.C:<text:s/>University<text:s/>of<text:s/>North<text:s/>Carolina<text:s/>Press,<text:s/>2002.</text:span></text:p>
      <text:p text:style-name="P6"><text:span text:style-name="T6_1">Amtsdirektor,<text:s/>Hausberge.<text:s/>“Betr.<text:s/>Sprengung<text:s/>der<text:s/>Stollen<text:s/>und<text:s/>Hohlräume<text:s/>im<text:s/>Jakobsberg<text:s/>an<text:s/>der<text:s/>Porta-Westfalicia,”<text:s/>June<text:s/>17,<text:s/>1948.<text:s/>Aktenbestand<text:s/>D51,<text:s/>AktenNummer<text:s/>184,<text:s/>Doc<text:s/>#1290.<text:s/>Staatsarchive<text:s/>Detmold.</text:span></text:p>
      <text:p text:style-name="P7"><text:span text:style-name="T7_1">Ansichtskarte<text:s/>/<text:s/>Postkarte<text:s/>Porta<text:s/>Westfalica,<text:s/>Arminsberg,<text:s/>Hotel<text:s/>Großer<text:s/>Kurfürst<text:s/>|<text:s/>Akpool.de</text:span><text:span text:style-name="T7_2">.<text:s/>Accessed<text:s/>September<text:s/>11,<text:s/>2015.<text:s/>http://www.akpool.de/ansichtskarten/184246-ansichtskarte-postkarte-porta-westfalica-arminsberg-hotel-grosser-kurfuerst.</text:span></text:p>
      <text:p text:style-name="P8"><text:span text:style-name="T8_1">Baier,<text:s/>Alfons,<text:s/>and<text:s/>Dieter<text:s/>Freitag.<text:s/>“Das<text:s/>‘Doggerwerk’<text:s/>bei<text:s/>Happurg<text:s/>(Nürnberger<text:s/>Land):<text:s/>zur<text:s/>Geschichte<text:s/>und<text:s/>Geologie<text:s/>einer<text:s/>unterirdischen<text:s/>Rüstungsfabrik,”<text:s/>1996.</text:span></text:p>
      <text:p text:style-name="P9"><text:span text:style-name="T9_1">Baldoli,<text:s/>Claudia,<text:s/>Andrew<text:s/>Knapp,<text:s/>and<text:s/>R.<text:s/>J.<text:s/>Overy,<text:s/>eds.<text:s/></text:span><text:span text:style-name="T9_2">Bombing,<text:s/>States<text:s/>and<text:s/>Peoples<text:s/>in<text:s/>Western<text:s/>Europe,<text:s/>1940-1945</text:span><text:span text:style-name="T9_3">.<text:s/>London</text:span><text:span text:style-name="T9_4"> ;<text:s/>New<text:s/>York,<text:s/>NY:<text:s/>Continuum,<text:s/>2011.</text:span></text:p>
      <text:p text:style-name="P10"><text:span text:style-name="T10_1">Bartuschka,<text:s/>Marc.<text:s/></text:span><text:span text:style-name="T10_2">Unter<text:s/>Zurückstellung<text:s/>aller<text:s/>möglichen<text:s/>Bedenken</text:span><text:span text:style-name="T10_3"> </text:span><text:span text:style-name="T10_4">:<text:s/>Die<text:s/>NS-Betriebsgruppe<text:s/>“Reichsmarschall<text:s/>Hermann<text:s/>Göring”;<text:s/>(REIMAHG)<text:s/>und<text:s/>der<text:s/>Zwangsarbeitereinsatz<text:s/>1944/1945</text:span><text:span text:style-name="T10_5">.<text:s/>Göttingen,<text:s/>Niedersachs:<text:s/>Wallstein,<text:s/>2011.</text:span></text:p>
      <text:p text:style-name="P11"><text:span text:style-name="T11_1">Beck,<text:s/>Earl<text:s/>R.<text:s/>“The<text:s/>Allied<text:s/>Bombing<text:s/>of<text:s/>Germany,<text:s/>1942-1945,<text:s/>and<text:s/>the<text:s/>German<text:s/>Response:<text:s/>Dilemmas<text:s/>of<text:s/>Judgment.”<text:s/></text:span><text:span text:style-name="T11_2">German<text:s/>Studies<text:s/>Review</text:span><text:span text:style-name="T11_3"><text:s/>5,<text:s/>no.<text:s/>3<text:s/>(October<text:s/>1,<text:s/>1982):<text:s/>325–37.<text:s/>doi:10.2307/1428949.</text:span></text:p>
      <text:p text:style-name="P12"><text:span text:style-name="T12_1">Bellon,<text:s/>Bernard<text:s/>P.<text:s/></text:span><text:span text:style-name="T12_2">Mercedes<text:s/>in<text:s/>Peace<text:s/>and<text:s/>War:<text:s/>German<text:s/>Automobile<text:s/>Workers,<text:s/>1903-<text:s/>1945</text:span><text:span text:style-name="T12_3">.<text:s/>New<text:s/>York:<text:s/>Columbia<text:s/>University<text:s/>Press,<text:s/>1990.</text:span></text:p>
      <text:p text:style-name="P13"><text:span text:style-name="T13_1">Bergmann,<text:s/>Jochen.<text:s/></text:span><text:span text:style-name="T13_2">Der<text:s/>unterirdische<text:s/>Krieg<text:s/>an<text:s/>der<text:s/>Porta<text:s/>Westfalica</text:span><text:span text:style-name="T13_3">.<text:s/>epubli,<text:s/>2011.<text:s/>http://www.epubli.de/shop/buch/2000000011712.</text:span></text:p>
      <text:p text:style-name="P14"><text:span text:style-name="T14_1">———.<text:s/></text:span><text:span text:style-name="T14_2">Porta<text:s/>Westfalica<text:s/>Underground<text:s/>Pictures</text:span><text:span text:style-name="T14_3">.<text:s/>epubli,<text:s/>2009.<text:s/>http://www.epubli.de/shop/buch/2000000001177.</text:span></text:p>
      <text:p text:style-name="P15"><text:span text:style-name="T15_1">Berliner,<text:s/>Dorothy.<text:s/>USC<text:s/>Shoah<text:s/>Foundation<text:s/>Institute<text:s/>testimony<text:s/>of<text:s/>Dorothy<text:s/>Berliner,<text:s/>September<text:s/>28,<text:s/>1995.<text:s/>VHA<text:s/>Interview<text:s/>Code:5075.<text:s/>USC<text:s/>Shoah<text:s/>Foundation<text:s/>Visual<text:s/>History<text:s/>Archive.<text:s/>https://sfi.usc.edu/vha.</text:span></text:p>
      <text:p text:style-name="P16"><text:span text:style-name="T16_1">Berweld,<text:s/>Elizabeth.<text:s/>USC<text:s/>Shoah<text:s/>Foundation<text:s/>Institute<text:s/>testimony<text:s/>of<text:s/>Elisabeth<text:s/>Berwald,<text:s/>November<text:s/>18,<text:s/>1994.<text:s/>VHA<text:s/>Interview<text:s/>Code:264.<text:s/>USC<text:s/>Shoah<text:s/>Foundation<text:s/>Visual<text:s/>History<text:s/>Archive.<text:s/>https://sfi.usc.edu/vha.</text:span></text:p>
      <text:p text:style-name="P17"><text:span text:style-name="T17_1">Birkey,<text:s/>Douglas<text:s/>A.<text:s/>“Aiming<text:s/>for<text:s/>Strategic<text:s/>Effect:<text:s/>The<text:s/>Evolution<text:s/>of<text:s/>the<text:s/>Army<text:s/>Air<text:s/>Force’s<text:s/>Strategic<text:s/>Bombardment<text:s/>Campaigns<text:s/>of<text:s/>World<text:s/>War<text:s/>II.”<text:s/>Dissertation,<text:s/>Georgetown<text:s/>University,<text:s/>2013.<text:s/>Georgetown<text:s/>University<text:s/>Library.<text:s/>http://repository.library.georgetown.edu/handle/10822/558339.</text:span></text:p>
      <text:p text:style-name="P18"><text:span text:style-name="T18_1">Blanke-Bohne,<text:s/>Reinhold.<text:s/>“Die<text:s/>unterirdische<text:s/>Verlagerung<text:s/>von<text:s/>Rüstungsbetrieben<text:s/>und<text:s/>die<text:s/>Außenlager<text:s/>des<text:s/>KZ<text:s/>Neuengamme<text:s/>in<text:s/>Porta<text:s/>Westfalica<text:s/>bei<text:s/>Minden.”<text:s/>Dissertation,<text:s/>University<text:s/>of<text:s/>Bremen,<text:s/>1984.</text:span></text:p>
      <text:p text:style-name="P19"><text:span text:style-name="T19_1">Bleton,<text:s/>Pierre,<text:s/>Wiebke<text:s/>von<text:s/>Bernstorff,<text:s/>Gerd<text:s/>Adolf<text:s/>Hermening,<text:s/>and<text:s/>Reinhard<text:s/>Busch.<text:s/></text:span><text:span text:style-name="T19_2">“Das<text:s/>Leben<text:s/>ist<text:s/>schön!”:<text:s/>Uberlebensstrategien<text:s/>eines<text:s/>Häftlings<text:s/>im<text:s/>KZ<text:s/>Porta</text:span><text:span text:style-name="T19_3">.<text:s/>Bielefeld:<text:s/>AJZ<text:s/>Verlag,<text:s/>1987.</text:span></text:p>
      <text:p text:style-name="P20"><text:span text:style-name="T20_1">Borgman,<text:s/>Christine<text:s/>L.<text:s/></text:span><text:span text:style-name="T20_2">Scholarship<text:s/>in<text:s/>the<text:s/>Digital<text:s/>Age:<text:s/>Information,<text:s/>Infrastructure,<text:s/>and<text:s/>the<text:s/>Internet</text:span><text:span text:style-name="T20_3">.<text:s/>Cambridge,<text:s/>Mass:<text:s/>MIT<text:s/>Press,<text:s/>2007.</text:span></text:p>
      <text:p text:style-name="P21"><text:span text:style-name="T21_1">Brach,<text:s/>Miriam.<text:s/>USC<text:s/>Shoah<text:s/>Foundation<text:s/>Institute<text:s/>testimony<text:s/>of<text:s/>Miriam<text:s/>Brach,<text:s/>January<text:s/>17,<text:s/>1996.<text:s/>VHA<text:s/>Interview<text:s/>Code:10935.<text:s/>USC<text:s/>Shoah<text:s/>Foundation<text:s/>Visual<text:s/>History<text:s/>Archive.<text:s/>https://sfi.usc.edu/vha.</text:span></text:p>
      <text:p text:style-name="P22"><text:span text:style-name="T22_1">Brauer,<text:s/>Jurgen,<text:s/>and<text:s/>Hubert<text:s/>P<text:s/>Van<text:s/>Tuyll.<text:s/></text:span><text:span text:style-name="T22_2">Castles,<text:s/>Battles,<text:s/>&amp;<text:s/>Bombs:<text:s/>How<text:s/>Economics<text:s/>Explains<text:s/>Military<text:s/>History</text:span><text:span text:style-name="T22_3">.<text:s/>Chicago:<text:s/>University<text:s/>of<text:s/>Chicago<text:s/>Press,<text:s/>2008.</text:span></text:p>
      <text:p text:style-name="P23"><text:span text:style-name="T23_1">Bromet,<text:s/>Leny.<text:s/>USC<text:s/>Shoah<text:s/>Foundation<text:s/>Institute<text:s/>testimony<text:s/>of<text:s/>Leny<text:s/>Bromet.<text:s/>Digital<text:s/>audio,<text:s/>March<text:s/>1,<text:s/>1995.<text:s/>VHA<text:s/>Interview<text:s/>Code:1183.<text:s/>USC<text:s/>Shoah<text:s/>Foundation<text:s/>Visual<text:s/>History<text:s/>Archive.<text:s/>https://sfi.usc.edu/vha.</text:span></text:p>
      <text:p text:style-name="P24"><text:span text:style-name="T24_1">Bundesarchiv<text:s/>Freiburg.<text:s/>“N<text:s/>653,<text:s/>109,<text:s/>22,<text:s/>H<text:s/>1<text:s/>EG,<text:s/>27,<text:s/>1,<text:s/>5,”<text:s/>n.d.<text:s/>N<text:s/>653,<text:s/>109,<text:s/>22,<text:s/>H<text:s/>1<text:s/>EG,<text:s/>27,<text:s/>1,<text:s/>5.<text:s/>Bundesarchiv-Militärarchiv<text:s/>Freiburg.</text:span></text:p>
      <text:p text:style-name="P25"><text:span text:style-name="T25_1">———.<text:s/>“RW-19<text:s/>1788.”<text:s/>Bundesarchiv<text:s/>Freiburg,<text:s/>June<text:s/>12,<text:s/>1944.<text:s/>Bundesarchiv-Militärarchiv<text:s/>Freiburg.</text:span></text:p>
      <text:p text:style-name="P26"><text:span text:style-name="T26_1">Burton,<text:s/>Susanne.<text:s/>USC<text:s/>Shoah<text:s/>Foundation<text:s/>Institute<text:s/>testimony<text:s/>of<text:s/>Susanne<text:s/>Burton.<text:s/>Digital<text:s/>audio,<text:s/>August<text:s/>13,<text:s/>1996.<text:s/>VHA<text:s/>Interview<text:s/>Code:18472.<text:s/>USC<text:s/>Shoah<text:s/>Foundation<text:s/>Visual<text:s/>History<text:s/>Archive.<text:s/>https://sfi.usc.edu/vha.</text:span></text:p>
      <text:p text:style-name="P27"><text:span text:style-name="T27_1">CG<text:s/>5th<text:s/>Armored<text:s/>Division.<text:s/>“After<text:s/>Action<text:s/>April<text:s/>1945,”<text:s/>April<text:s/>17,<text:s/>1945.<text:s/>http://www.5ad.org/04_45.html.</text:span></text:p>
      <text:p text:style-name="P28"><text:span text:style-name="T28_1">Childers,<text:s/>Thomas.<text:s/>“‘Facilis<text:s/>Descensus<text:s/>Averni<text:s/>Est’:<text:s/>The<text:s/>Allied<text:s/>Bombing<text:s/>of<text:s/>Germany<text:s/>and<text:s/>the<text:s/>Issue<text:s/>of<text:s/>German<text:s/>Suffering.”<text:s/></text:span><text:span text:style-name="T28_2">Central<text:s/>European<text:s/>History</text:span><text:span text:style-name="T28_3"><text:s/>38,<text:s/>no.<text:s/>1<text:s/>(January<text:s/>1,<text:s/>2005):<text:s/>75–105.</text:span></text:p>
      <text:p text:style-name="P29"><text:span text:style-name="T29_1">Christensen,<text:s/>Aage<text:s/>Holger.<text:s/>“Fragebogen<text:s/>und<text:s/>Bericht<text:s/>von<text:s/>Aage<text:s/>Holger<text:s/>Christensen,”<text:s/>June<text:s/>6,<text:s/>1947.<text:s/>Kommunalarchiv<text:s/>der<text:s/>Stadt<text:s/>Minden.</text:span></text:p>
      <text:p text:style-name="P30"><text:span text:style-name="T30_1">Cohen,<text:s/>Daniel<text:s/>J,<text:s/>and<text:s/>Roy<text:s/>Rosenzweig.<text:s/></text:span><text:span text:style-name="T30_2">Digital<text:s/>History:<text:s/>A<text:s/>Guide<text:s/>to<text:s/>Gathering,<text:s/>Preserving,<text:s/>and<text:s/>Presenting<text:s/>the<text:s/>Past<text:s/>on<text:s/>the<text:s/>Web</text:span><text:span text:style-name="T30_3">.<text:s/>Philadelphia:<text:s/>University<text:s/>of<text:s/>Pennsylvania<text:s/>Press,<text:s/>2006.</text:span></text:p>
      <text:p text:style-name="P31"><text:span text:style-name="T31_1">Cronheim,<text:s/>Juliette.<text:s/>USC<text:s/>Shoah<text:s/>Foundation<text:s/>Institute<text:s/>testimony<text:s/>of<text:s/>Juliette<text:s/>Cronheim,<text:s/>October<text:s/>19,<text:s/>1995.<text:s/>VHA<text:s/>Interview<text:s/>Code:5054.<text:s/>USC<text:s/>Shoah<text:s/>Foundation<text:s/>Visual<text:s/>History<text:s/>Archive.<text:s/>https://sfi.usc.edu/vha.</text:span></text:p>
      <text:p text:style-name="P32"><text:span text:style-name="T32_1">Dougherty,<text:s/>Jack,<text:s/>and<text:s/>Kristen<text:s/>Nawrotzki.<text:s/>“Writing<text:s/>History<text:s/>in<text:s/>the<text:s/>Digital<text:s/>Age.”<text:s/></text:span><text:span text:style-name="T32_2">Writing<text:s/>History<text:s/>in<text:s/>the<text:s/>Digital<text:s/>Age</text:span><text:span text:style-name="T32_3">,<text:s/>May<text:s/>22,<text:s/>2011.<text:s/>http://writinghistory.trincoll.edu/.</text:span></text:p>
      <text:p text:style-name="P33"><text:span text:style-name="T33_1">Farago,<text:s/>Zsuzsa<text:s/>D.<text:s/>Gespräch<text:s/>mit<text:s/>Zsuzsa<text:s/>D<text:s/>Farago<text:s/>am<text:s/>6.3.1992<text:s/>in<text:s/>Budapest.<text:s/>Text,<text:s/>March<text:s/>6,<text:s/>1992.<text:s/>1516.<text:s/>Archiv<text:s/>der<text:s/>KZ</text:span><text:span text:style-name="T33_2">‑Gedenkstätte<text:s/>Neuengamme.</text:span></text:p>
      <text:p text:style-name="P34"><text:span text:style-name="T34_1">French<text:s/>War<text:s/>Crimes<text:s/>Commission.<text:s/>“War<text:s/>Crimes<text:s/>Porta<text:s/>Concentration<text:s/>Camp,”<text:s/>January<text:s/>22,<text:s/>1947.<text:s/>KZ-Gedenkstätte<text:s/>Neuengamme<text:s/>(Hamburg).</text:span></text:p>
      <text:p text:style-name="P35"><text:span text:style-name="T35_1">Freund,<text:s/>Florian.<text:s/></text:span><text:span text:style-name="T35_2">Arbeitslager<text:s/>Zement.<text:s/>Das<text:s/>Konzentrationslager<text:s/>Ebensee<text:s/>Und<text:s/>Die<text:s/>Raketenrüstung.</text:span><text:span text:style-name="T35_3"><text:s/>Wien,<text:s/>1989.</text:span></text:p>
      <text:p text:style-name="P36"><text:span text:style-name="T36_1">Friedrich,<text:s/>Jörg.<text:s/></text:span><text:span text:style-name="T36_2">Der<text:s/>Brand:<text:s/>Deutschland<text:s/>Im<text:s/>Bombenkrieg<text:s/>1940-1945</text:span><text:span text:style-name="T36_3">.<text:s/>3.<text:s/>Aufl.<text:s/>Berlin:<text:s/>Propyläen,<text:s/>2002.</text:span></text:p>
      <text:p text:style-name="P37"><text:span text:style-name="T37_1">Fritzsche,<text:s/>Peter.<text:s/></text:span><text:span text:style-name="T37_2">A<text:s/>Nation<text:s/>of<text:s/>Fliers:<text:s/>German<text:s/>Aviation<text:s/>and<text:s/>the<text:s/>Popular<text:s/>Imagination</text:span><text:span text:style-name="T37_3">.<text:s/>Cambridge,<text:s/>Mass:<text:s/>Harvard<text:s/>University<text:s/>Press,<text:s/>1992.</text:span></text:p>
      <text:p text:style-name="P38"><text:span text:style-name="T38_1">Fröbe,<text:s/>Rainer.<text:s/></text:span><text:span text:style-name="T38_2">Der<text:s/>Arbeitseinsatz<text:s/>von<text:s/>KZ-Häftlingen<text:s/>und<text:s/>die<text:s/>Perspektive<text:s/>der<text:s/>Industrie,<text:s/>1943-1945.</text:span><text:span text:style-name="T38_3"><text:s/>Hamburg:<text:s/>VSA-Verlag,<text:s/>1991.</text:span></text:p>
      <text:p text:style-name="P39"><text:span text:style-name="T39_1">———.<text:s/>“Die<text:s/>Organisation<text:s/>des<text:s/>Einsatzes<text:s/>von<text:s/>KZ-Häftlingen<text:s/>bei<text:s/>Bauvorhaben<text:s/>der<text:s/>Amtgruppe<text:s/>C<text:s/>des<text:s/>SS-WVHA<text:s/>(Kammler-Stab)<text:s/>am<text:s/>Beispiel<text:s/>Porta<text:s/>Westfalica,”<text:s/>February<text:s/>1984.<text:s/>Ng<text:s/>6.4.67.<text:s/>KZ-Gedenkstätte<text:s/>Neuengamme<text:s/>(Hamburg).</text:span></text:p>
      <text:p text:style-name="P40"><text:span text:style-name="T40_1">———.<text:s/></text:span><text:span text:style-name="T40_2">“Vernichtung<text:s/>durch<text:s/>Arbeit”?:<text:s/>KZ-Häftlinge<text:s/>in<text:s/>Rüstungsbetrieben<text:s/>an<text:s/>der<text:s/>Porta<text:s/>Westfalica<text:s/>in<text:s/>den<text:s/>letzten<text:s/>Monaten<text:s/>des<text:s/>Zweiten<text:s/>Weltkriegs</text:span><text:span text:style-name="T40_3">.<text:s/>[Bielefeld]:<text:s/>AJZ,<text:s/>1986.</text:span></text:p>
      <text:p text:style-name="P41"><text:span text:style-name="T41_1">Gescheid,<text:s/>Eva.<text:s/>“Protokoll<text:s/>von<text:s/>Eva<text:s/>Gescheid,”<text:s/>July<text:s/>5,<text:s/>1945.<text:s/>301.<text:s/>Archiv<text:s/>der<text:s/>KZ</text:span><text:span text:style-name="T41_2">‑Gedenkstätte<text:s/>Neuengamme.</text:span></text:p>
      <text:p text:style-name="P42"><text:span text:style-name="T42_1">Gibbs,<text:s/>Fred.<text:s/>“Visual<text:s/>Critique<text:s/>in<text:s/>the<text:s/>Humanities.”<text:s/>Blog.<text:s/></text:span><text:span text:style-name="T42_2">Visual<text:s/>Critique<text:s/>in<text:s/>the<text:s/>Humanities</text:span><text:span text:style-name="T42_3">,<text:s/>February<text:s/>23,<text:s/>2015.<text:s/>http://fredgibbs.net/posts/visual-critique-in-the-humanities/.</text:span></text:p>
      <text:p text:style-name="P43"><text:span text:style-name="T43_1">Gitelman,<text:s/>Lisa.<text:s/></text:span><text:span text:style-name="T43_2">Always<text:s/>Already<text:s/>New:<text:s/>Media,<text:s/>History<text:s/>and<text:s/>the<text:s/>Data<text:s/>of<text:s/>Culture</text:span><text:span text:style-name="T43_3">.<text:s/>Cambridge,<text:s/>Mass:<text:s/>MIT<text:s/>Press,<text:s/>2006.</text:span></text:p>
      <text:p text:style-name="P44"><text:span text:style-name="T44_1">Gleichmann,<text:s/>Markus,<text:s/>and<text:s/>Karl-Heinz<text:s/>Bock.<text:s/></text:span><text:span text:style-name="T44_2">Düsenjäger<text:s/>über<text:s/>dem<text:s/>Walpersberg</text:span><text:span text:style-name="T44_3"> </text:span><text:span text:style-name="T44_4">:<text:s/>die<text:s/>Geschichte<text:s/>des<text:s/>unterirdischen<text:s/>Flugzeugwerkes<text:s/>“REIMAHG”<text:s/>bei<text:s/>Kahla/Thüringen</text:span><text:span text:style-name="T44_5"> </text:span><text:span text:style-name="T44_6">:<text:s/>[ein<text:s/>Buch<text:s/>zur<text:s/>Geschichte<text:s/>des<text:s/>Freistaates<text:s/>Thüringen<text:s/>und<text:s/>des<text:s/>Zweiten<text:s/>Weltkrieges]</text:span><text:span text:style-name="T44_7">.<text:s/>Zella-Mehlis:<text:s/>Heinrich-Jung-Verlagsgesellschaft,<text:s/>2009.</text:span></text:p>
      <text:p text:style-name="P45"><text:span text:style-name="T45_1">Gregor,<text:s/>Neil.<text:s/>“A<text:s/>Schicksalsgemeinschaft?<text:s/>Allied<text:s/>Bombing,<text:s/>Civilian<text:s/>Morale,<text:s/>and<text:s/>Social<text:s/>Dissolution<text:s/>in<text:s/>Nuremberg,<text:s/>1942-1945.”<text:s/></text:span><text:span text:style-name="T45_2">The<text:s/>Historical<text:s/>Journal</text:span><text:span text:style-name="T45_3"><text:s/>43,<text:s/>no.<text:s/>4<text:s/>(December<text:s/>2000):<text:s/>1051–70.</text:span></text:p>
      <text:p text:style-name="P46"><text:span text:style-name="T46_1">———.<text:s/></text:span><text:span text:style-name="T46_2">Daimler-Benz<text:s/>in<text:s/>the<text:s/>Third<text:s/>Reich</text:span><text:span text:style-name="T46_3">.<text:s/>New<text:s/>Haven,<text:s/>CT:<text:s/>Yale<text:s/>University<text:s/>Press,<text:s/>1998.</text:span></text:p>
      <text:p text:style-name="P47"><text:span text:style-name="T47_1">Gregory,<text:s/>Ian,<text:s/>and<text:s/>Paul<text:s/>S<text:s/>Ell.<text:s/></text:span><text:span text:style-name="T47_2">Historical<text:s/>GIS:<text:s/>Technologies,<text:s/>Methodologies,<text:s/>and<text:s/>Scholarship</text:span><text:span text:style-name="T47_3">.<text:s/>Cambridge;<text:s/>New<text:s/>York:<text:s/>Cambridge<text:s/>University<text:s/>Press,<text:s/>2007.</text:span></text:p>
      <text:p text:style-name="P48"><text:span text:style-name="T48_1">Gurland,<text:s/>A.<text:s/>R.<text:s/>L.<text:s/></text:span><text:span text:style-name="T48_2">The<text:s/>Fate<text:s/>of<text:s/>Small<text:s/>Business<text:s/>in<text:s/>Nazi<text:s/>Germany</text:span><text:span text:style-name="T48_3">.<text:s/>New<text:s/>York:<text:s/>H.<text:s/>Fertig,<text:s/>1975.</text:span></text:p>
      <text:p text:style-name="P49"><text:span text:style-name="T49_1">Hansen,<text:s/>Axel<text:s/>Christian.<text:s/>“Fragebogen<text:s/>für<text:s/>das<text:s/>dänische<text:s/>Konzentrationslagerweißbuch<text:s/>Axel<text:s/>Christian<text:s/>Hansen.”<text:s/>Fragebogen<text:s/>für<text:s/>das<text:s/>dänische<text:s/>Konzentrationslagerweißbuch,<text:s/>March<text:s/>1990.<text:s/>371.<text:s/>Archiv<text:s/>der<text:s/>KZ</text:span><text:span text:style-name="T49_2">‑Gedenkstätte<text:s/>Neuengamme.</text:span></text:p>
      <text:p text:style-name="P50"><text:span text:style-name="T50_1">Hansen,<text:s/>Jens-Christian.<text:s/>“Dänische<text:s/>Häftlinge<text:s/>im<text:s/>KZ-Außenlager<text:s/>Porta<text:s/>Westfalica-Barkhausen.”<text:s/>In<text:s/></text:span><text:span text:style-name="T50_2">Tagung<text:s/>über<text:s/>die<text:s/>Außenlager<text:s/>des<text:s/>KZ<text:s/>Neuengamme<text:s/>a.<text:s/>d.<text:s/>Porta<text:s/>Westfalica</text:span><text:span text:style-name="T50_3">.<text:s/>Martin-Luther-Gemeindehaus,<text:s/>Böllingsbrink,<text:s/>PW-Barkhausen,<text:s/>2015.</text:span></text:p>
      <text:p text:style-name="P51"><text:span text:style-name="T51_1">Hansen,<text:s/>Randall.<text:s/></text:span><text:span text:style-name="T51_2">Fire<text:s/>and<text:s/>Fury</text:span><text:span text:style-name="T51_3">.<text:s/>Doubleday<text:s/>Canada,<text:s/>Limited,<text:s/>2009.</text:span></text:p>
      <text:p text:style-name="P52"><text:span text:style-name="T52_1">Hart-Moxon,<text:s/>Kitty.<text:s/>Interview<text:s/>with<text:s/>Kitty<text:s/>Hart-Moxon.<text:s/>Audio,<text:s/>1999.<text:s/>Imperial<text:s/>War<text:s/>Museum.<text:s/>http://www.iwm.org.uk/collections/item/object/80019885.</text:span></text:p>
      <text:p text:style-name="P53"><text:span text:style-name="T53_1">———.<text:s/>Kitty<text:s/>Hart-Moxon<text:s/>interview<text:s/>with<text:s/>Imperial<text:s/>War<text:s/>Museum.<text:s/>Digital<text:s/>audio,<text:s/>April<text:s/>1996.<text:s/>Imperial<text:s/>War<text:s/>Museum.<text:s/>http://www.iwm.org.uk/collections/item/object/80016100.</text:span></text:p>
      <text:p text:style-name="P54"><text:span text:style-name="T54_1">———.<text:s/>USC<text:s/>Shoah<text:s/>Foundation<text:s/>Institute<text:s/>testimony<text:s/>of<text:s/>Kitty<text:s/>Hart-Moxon,<text:s/>June<text:s/>9,<text:s/>1998.<text:s/>VHA<text:s/>Interview<text:s/>Code:<text:s/>45132.<text:s/>USC<text:s/>Shoah<text:s/>Foundation<text:s/>Visual<text:s/>History<text:s/>Archive.<text:s/>https://sfi.usc.edu/vha.</text:span></text:p>
      <text:p text:style-name="P55"><text:span text:style-name="T55_1">Hatt,<text:s/>Henry.<text:s/></text:span><text:span text:style-name="T55_2">Deckname<text:s/>Kaulquappe:<text:s/>geheime<text:s/>Verlagerung<text:s/>der<text:s/>Rüstungsproduktion<text:s/>des<text:s/>“Jenaer<text:s/>Glaswerk<text:s/>Schott<text:s/>&amp;<text:s/>Gen.”<text:s/>in<text:s/>den<text:s/>Thüringer<text:s/>Staatsschieferbruch<text:s/>Lehesten</text:span><text:span text:style-name="T55_3">.<text:s/>Ludwigsstadt:<text:s/>Hattenhauer,<text:s/>2005.</text:span></text:p>
      <text:p text:style-name="P56"><text:span text:style-name="T56_1">Haunschmied,<text:s/>Rudolf<text:s/>A.,<text:s/>Jan-Ruth<text:s/>Mills,<text:s/>and<text:s/>Siegi<text:s/>Witzany-Durda.<text:s/></text:span><text:span text:style-name="T56_2">St.<text:s/>Georgen<text:s/>-<text:s/>Gusen<text:s/>-<text:s/>Mauthausen:<text:s/>Concentration<text:s/>Camp<text:s/>Mauthausen<text:s/>Reconsidered</text:span><text:span text:style-name="T56_3">.<text:s/>BoD<text:s/>–<text:s/>Books<text:s/>on<text:s/>Demand,<text:s/>2007.</text:span></text:p>
      <text:p text:style-name="P57"><text:span text:style-name="T57_1">Hayes,<text:s/>Peter.<text:s/></text:span><text:span text:style-name="T57_2">Industry<text:s/>and<text:s/>Ideology:<text:s/>IG<text:s/>Farben<text:s/>in<text:s/>the<text:s/>Nazi<text:s/>Era</text:span><text:span text:style-name="T57_3">.<text:s/>Cambridge<text:s/>[Cambridgeshire]:<text:s/>Cambridge<text:s/>University<text:s/>Press,<text:s/>1987.</text:span></text:p>
      <text:p text:style-name="P58"><text:span text:style-name="T58_1">Herbert,<text:s/>Ulrich.<text:s/>“Forced<text:s/>Laborers<text:s/>in<text:s/>the<text:s/>Third<text:s/>Reich:<text:s/>An<text:s/>Overview.”<text:s/></text:span><text:span text:style-name="T58_2">International<text:s/>Labor<text:s/>and<text:s/>Working-Class<text:s/>History</text:span><text:span text:style-name="T58_3">,<text:s/>no.<text:s/>58<text:s/>(Fall<text:s/>2000):<text:s/>192–218.</text:span></text:p>
      <text:p text:style-name="P59"><text:span text:style-name="T59_1">———.<text:s/></text:span><text:span text:style-name="T59_2">Geschichte<text:s/>der<text:s/>Ausländerpolitik<text:s/>in<text:s/>Deutschland:<text:s/>Saisonarbeiter,<text:s/>Zwangsarbeiter,<text:s/>Gastarbeiter,<text:s/>Flüchtlinge</text:span><text:span text:style-name="T59_3">.<text:s/>München:<text:s/>Beck,<text:s/>2001.</text:span></text:p>
      <text:p text:style-name="P60"><text:span text:style-name="T60_1">Herskovits-Gutmann,<text:s/>Ruth.<text:s/></text:span><text:span text:style-name="T60_2">A<text:s/>Final<text:s/>Reckoning:<text:s/>A<text:s/>Hannover<text:s/>Family’s<text:s/>Life<text:s/>and<text:s/>Death<text:s/>in<text:s/>the<text:s/>Shoah</text:span><text:span text:style-name="T60_3">,<text:s/>2013.</text:span></text:p>
      <text:p text:style-name="P61"><text:span text:style-name="T61_1">———.<text:s/></text:span><text:span text:style-name="T61_2">Auswanderung<text:s/>vorläufig<text:s/>nicht<text:s/>möglich:<text:s/>die<text:s/>Geschichte<text:s/>der<text:s/>Familie<text:s/>Herskovits<text:s/>aus<text:s/>Hannover</text:span><text:span text:style-name="T61_3">.<text:s/>Göttingen:<text:s/>Wallstein,<text:s/>2002.</text:span></text:p>
      <text:p text:style-name="P62"><text:span text:style-name="T62_1">Hillier,<text:s/>Amy,<text:s/>and<text:s/>Anne<text:s/>Kelly<text:s/>Knowles.<text:s/></text:span><text:span text:style-name="T62_2">Placing<text:s/>History:<text:s/>How<text:s/>Maps,<text:s/>Spatial<text:s/>Data,<text:s/>and<text:s/>GIS<text:s/>Are<text:s/>Changing<text:s/>Historical<text:s/>Scholarship</text:span><text:span text:style-name="T62_3">.<text:s/>Redlands,<text:s/>Calif:<text:s/>ESRI<text:s/>Press,<text:s/>2008.</text:span></text:p>
      <text:p text:style-name="P63"><text:span text:style-name="T63_1">Himmler,<text:s/>Heinrich.<text:s/>“38/111/44g<text:s/>Letter<text:s/>from<text:s/>Himmler<text:s/>to<text:s/>Pohl,”<text:s/>August<text:s/>31,<text:s/>1944.<text:s/>T175,<text:s/>Roll<text:s/>50.<text:s/>National<text:s/>Archives<text:s/>Microfilm<text:s/>Publication.</text:span></text:p>
      <text:p text:style-name="P64"><text:span text:style-name="T64_1">Hitler,<text:s/>Adolf,<text:s/>Albert<text:s/>Speer,<text:s/>and<text:s/>Hermann<text:s/>Göring.<text:s/>“Der<text:s/>Einsatz<text:s/>von<text:s/>Strahlflugzeugen<text:s/>hat<text:s/>die<text:s/>absolute<text:s/>Überlegenheit<text:s/>über<text:s/>die<text:s/>feindlichen<text:s/>Maschinen<text:s/>erwiesen.,”<text:s/>March<text:s/>27,<text:s/>1945.<text:s/>Bundesarchiv-Militärarchiv<text:s/>Freiburg.</text:span></text:p>
      <text:p text:style-name="P65"><text:span text:style-name="T65_1">“ISO<text:s/>8601.”<text:s/></text:span><text:span text:style-name="T65_2">Wikipedia,<text:s/>the<text:s/>Free<text:s/>Encyclopedia</text:span><text:span text:style-name="T65_3">,<text:s/>January<text:s/>5,<text:s/>2016.<text:s/>https://en.wikipedia.org/w/index.php?title=ISO_8601&amp;oldid=698302577.</text:span></text:p>
      <text:p text:style-name="P66"><text:span text:style-name="T66_1">Jaskot,<text:s/>Paul.<text:s/></text:span><text:span text:style-name="T66_2">The<text:s/>Architecture<text:s/>of<text:s/>Oppression:<text:s/>The<text:s/>SS,<text:s/>Forced<text:s/>Labor<text:s/>and<text:s/>the<text:s/>Nazi<text:s/>Monumental<text:s/>Building<text:s/>Economy</text:span><text:span text:style-name="T66_3">.<text:s/>London;<text:s/>New<text:s/>York:<text:s/>Routledge,<text:s/>2000.</text:span></text:p>
      <text:p text:style-name="P67"><text:span text:style-name="T67_1">Jeffreys,<text:s/>Diarmuid.<text:s/></text:span><text:span text:style-name="T67_2">Hell’s<text:s/>Cartel:<text:s/>IG<text:s/>Farben<text:s/>and<text:s/>the<text:s/>Making<text:s/>of<text:s/>Hitler’s<text:s/>War<text:s/>Machine</text:span><text:span text:style-name="T67_3">.<text:s/>New<text:s/>York,<text:s/>NY:<text:s/>Metropolitan<text:s/>Books/<text:s/>Henry<text:s/>Holt,<text:s/>2010.</text:span></text:p>
      <text:p text:style-name="P68"><text:span text:style-name="T68_1">Karbo,<text:s/>Kaj<text:s/>Björn.<text:s/>“Fragebogen<text:s/>und<text:s/>Bericht<text:s/>von<text:s/>Kaj<text:s/>Björn<text:s/>Karbo,”<text:s/>June<text:s/>3,<text:s/>1947.<text:s/>Kommunalarchiv<text:s/>der<text:s/>Stadt<text:s/>Minden.</text:span></text:p>
      <text:p text:style-name="P69"><text:span text:style-name="T69_1">Kelly,<text:s/>T.<text:s/>Mills.<text:s/></text:span><text:span text:style-name="T69_2">Teaching<text:s/>History<text:s/>in<text:s/>the<text:s/>Digital<text:s/>Age</text:span><text:span text:style-name="T69_3">,<text:s/>2013.<text:s/>http://hdl.handle.net/2027/spo.12146032.0001.001.</text:span></text:p>
      <text:p text:style-name="P70"><text:span text:style-name="T70_1">Kemp,<text:s/>Karen<text:s/>K.<text:s/>“What<text:s/>Can<text:s/>GIS<text:s/>Offer<text:s/>History?”<text:s/></text:span><text:span text:style-name="T70_2">International<text:s/>Journal<text:s/>of<text:s/>Humanities<text:s/>&amp;<text:s/>Arts<text:s/>Computing</text:span><text:span text:style-name="T70_3"><text:s/>3,<text:s/>no.<text:s/>1/2<text:s/>(March<text:s/>2009):<text:s/>15–19.<text:s/>doi:10.3366/ijhac.2009.0006.</text:span></text:p>
      <text:p text:style-name="P71"><text:span text:style-name="T71_1">Kielar,<text:s/>Wieslaw.<text:s/></text:span><text:span text:style-name="T71_2">Anus<text:s/>mundi</text:span><text:span text:style-name="T71_3"> </text:span><text:span text:style-name="T71_4">:<text:s/>fünf<text:s/>Jahre<text:s/>Auschwitz</text:span><text:span text:style-name="T71_5">.<text:s/>Ungekürzte<text:s/>Ausg.,<text:s/>8.<text:s/>Aufl.<text:s/>Fischer<text:s/>Taschenbücher</text:span><text:span text:style-name="T71_6"> ;<text:s/>Frankfurt<text:s/>am<text:s/>Main:<text:s/>Fischer,<text:s/>2001.</text:span></text:p>
      <text:p text:style-name="P72"><text:span text:style-name="T72_1">Kieler,<text:s/>Jørgen.<text:s/>“Jørgen<text:s/>Kieler<text:s/>-<text:s/>Grüsse<text:s/>an<text:s/>Porta<text:s/>Westfalica,”<text:s/>March<text:s/>12,<text:s/>2011.<text:s/>KZ-Gedenk-<text:s/>und<text:s/>Dokumentationsstätte<text:s/>Porta<text:s/>Westfalica.</text:span></text:p>
      <text:p text:style-name="P73"><text:span text:style-name="T73_1">———.<text:s/></text:span><text:span text:style-name="T73_2">Resistance<text:s/>Fighter:<text:s/>A<text:s/>Personal<text:s/>History<text:s/>of<text:s/>the<text:s/>Danish<text:s/>Resistance<text:s/>Movement,<text:s/>1940-1945</text:span><text:span text:style-name="T73_3">.<text:s/>Jerusalem,<text:s/>Israel;<text:s/>Lynbrook,<text:s/>NY:<text:s/>Gefen<text:s/>Publishing<text:s/>House,<text:s/>2007.</text:span></text:p>
      <text:p text:style-name="P74"><text:span text:style-name="T74_1">———.<text:s/></text:span><text:span text:style-name="T74_2">Resistance<text:s/>Fighter:<text:s/>A<text:s/>Personal<text:s/>History<text:s/>of<text:s/>the<text:s/>Danish<text:s/>Resistance<text:s/>Movement,<text:s/>1940-1945</text:span><text:span text:style-name="T74_3">.<text:s/>Jerusalem,<text:s/>Israel;<text:s/>Lynbrook,<text:s/>NY:<text:s/>Gefen<text:s/>Publishing<text:s/>House,<text:s/>2007.</text:span></text:p>
      <text:p text:style-name="P75"><text:span text:style-name="T75_1">Killen,<text:s/>John.<text:s/></text:span><text:span text:style-name="T75_2">Luftwaffe:<text:s/>A<text:s/>History</text:span><text:span text:style-name="T75_3">.<text:s/>Havertown,<text:s/>PA,<text:s/>USA:<text:s/>Pen<text:s/>and<text:s/>Sword,<text:s/>2013.<text:s/>http://site.ebrary.com/lib/alltitles/docDetail.action?docID=10884670.</text:span></text:p>
      <text:p text:style-name="P76"><text:span text:style-name="T76_1">Kirwin,<text:s/>Gerald.<text:s/>“Waiting<text:s/>for<text:s/>Retaliation<text:s/>-<text:s/>A<text:s/>Study<text:s/>in<text:s/>Nazi<text:s/>Propaganda<text:s/>Behaviour<text:s/>and<text:s/>German<text:s/>Civilian<text:s/>Morale.”<text:s/></text:span><text:span text:style-name="T76_2">Journal<text:s/>of<text:s/>Contemporary<text:s/>History</text:span><text:span text:style-name="T76_3"><text:s/>16,<text:s/>no.<text:s/>3<text:s/>(July<text:s/>1,<text:s/>1981):<text:s/>565–83.</text:span></text:p>
      <text:p text:style-name="P77"><text:span text:style-name="T77_1">Knowles,<text:s/>Anne<text:s/>Kelly,<text:s/>Tim<text:s/>Cole,<text:s/>and<text:s/>Alberto<text:s/>Giordano,<text:s/>eds.<text:s/></text:span><text:span text:style-name="T77_2">Geographies<text:s/>of<text:s/>the<text:s/>Holocaust</text:span><text:span text:style-name="T77_3">.<text:s/>The<text:s/>Spatial<text:s/>Humanities.<text:s/>Bloomington:<text:s/>Indiana<text:s/>University<text:s/>Press,<text:s/>2014.<text:s/>http://search.lib.virginia.edu/catalog/u6447841.</text:span></text:p>
      <text:p text:style-name="P78"><text:span text:style-name="T78_1">Knowles,<text:s/>Anne<text:s/>Kelly,<text:s/>and<text:s/>Amy<text:s/>Hillier.<text:s/></text:span><text:span text:style-name="T78_2">Placing<text:s/>History:<text:s/>How<text:s/>Maps,<text:s/>Spatial<text:s/>Data,<text:s/>and<text:s/>GIS<text:s/>Are<text:s/>Changing<text:s/>Historical<text:s/>Scholarship</text:span><text:span text:style-name="T78_3">.<text:s/>Pap/Cdr.<text:s/>ESRI<text:s/>Press,<text:s/>2008.</text:span></text:p>
      <text:p text:style-name="P79"><text:span text:style-name="T79_1">K</text:span><text:span text:style-name="T79_2">řivský,<text:s/>Jiří.<text:s/></text:span><text:span text:style-name="T79_3">Richard<text:s/>-<text:s/>Unterirdische<text:s/>Fabrik<text:s/>Und<text:s/>Konzentrationslager<text:s/>Bei<text:s/>Litom</text:span><text:span text:style-name="T79_4">ěřice</text:span><text:span text:style-name="T79_5"> </text:span><text:span text:style-name="T79_6">:<text:s/>Mahnmal<text:s/>Terezín</text:span><text:span text:style-name="T79_7">.<text:s/>Terezín:<text:s/>Památník<text:s/>Terezín,<text:s/>1967.</text:span></text:p>
      <text:p text:style-name="P80"><text:span text:style-name="T80_1">KZ-Gedenkstätte<text:s/>Neuengamme.<text:s/></text:span><text:span text:style-name="T80_2">Fotografi<text:s/>Af<text:s/>Hotel<text:s/>Kaiserhofs<text:s/>Bagside.</text:span><text:span text:style-name="T80_3">,<text:s/>n.d.<text:s/>Pictures<text:s/>II<text:s/>67b<text:s/>1945<text:s/>Befreiung.<text:s/>KZ-Gedenkstätte<text:s/>Neuengamme<text:s/>(Hamburg).</text:span></text:p>
      <text:p text:style-name="P81"><text:span text:style-name="T81_1">———.<text:s/></text:span><text:span text:style-name="T81_2">Hall<text:s/>in<text:s/>Kaiserhof<text:s/>Hotel</text:span><text:span text:style-name="T81_3">,<text:s/>n.d.<text:s/>Pictures<text:s/>II<text:s/>67b<text:s/>1945<text:s/>Befreiung.<text:s/>KZ-Gedenkstätte<text:s/>Neuengamme<text:s/>(Hamburg).</text:span></text:p>
      <text:p text:style-name="P82"><text:span text:style-name="T82_1">———.<text:s/></text:span><text:span text:style-name="T82_2">Map<text:s/>of<text:s/>Neuengamme<text:s/>Sattelite<text:s/>Camps</text:span><text:span text:style-name="T82_3">,<text:s/>July<text:s/>5,<text:s/>2013.<text:s/>Exhibit.<text:s/>KZ-Gedenkstätte<text:s/>Neuengamme<text:s/>(Hamburg).</text:span></text:p>
      <text:p text:style-name="P83"><text:span text:style-name="T83_1">———.<text:s/>“Satellite<text:s/>Camps<text:s/>-<text:s/>Porta<text:s/>Westfalica--Barkhausen.”<text:s/></text:span><text:span text:style-name="T83_2">Satellite<text:s/>Camps<text:s/>-<text:s/>Porta<text:s/>Westfalica--Barkhausen</text:span><text:span text:style-name="T83_3">.<text:s/>Accessed<text:s/>February<text:s/>22,<text:s/>2016.<text:s/>http://www.kz-gedenkstaette-neuengamme.de/en/history/satellite-camps/satellite-camps/porta-westfalica-barkhausen/.</text:span></text:p>
      <text:p text:style-name="P84"><text:span text:style-name="T84_1">Lange,<text:s/>Thomas<text:s/>Friedrich.<text:s/>“Die<text:s/>Konzentrationslager<text:s/>an<text:s/>der<text:s/>Porta<text:s/>Westfalica.”<text:s/>Masters<text:s/>Thesis,<text:s/>University<text:s/>of<text:s/>Hannover,<text:s/>2006.<text:s/>KZ-Gedenkstätte<text:s/>Neuengamme<text:s/>(Hamburg).</text:span></text:p>
      <text:p text:style-name="P85"><text:span text:style-name="T85_1">Lind,<text:s/>Vincent.<text:s/>Interview<text:s/>mit<text:s/>Vincent<text:s/>Lind<text:s/>24./25.8.91<text:s/>in<text:s/>Odense.<text:s/>Text,<text:s/>September<text:s/>24,<text:s/>1991.<text:s/>1547.<text:s/>Archiv<text:s/>der<text:s/>KZ</text:span><text:span text:style-name="T85_2">‑Gedenkstätte<text:s/>Neuengamme.</text:span></text:p>
      <text:p text:style-name="P86"><text:span text:style-name="T86_1">L.,<text:s/>T.<text:s/>Aussage<text:s/>von<text:s/>T.<text:s/>L.<text:s/>January<text:s/>28,<text:s/>1945,<text:s/>Amsterdam.<text:s/>Text,<text:s/>January<text:s/>28,<text:s/>1947.<text:s/>539.<text:s/>Archiv<text:s/>der<text:s/>KZ</text:span><text:span text:style-name="T86_2">‑Gedenkstätte<text:s/>Neuengamme.</text:span></text:p>
      <text:p text:style-name="P87"><text:span text:style-name="T87_1">Lukács,<text:s/>Ágnes.<text:s/></text:span><text:span text:style-name="T87_2">USC<text:s/>Shoah<text:s/>Foundation<text:s/>Institute<text:s/>testimony<text:s/>of<text:s/>Ágnes<text:s/>Lukács</text:span><text:span text:style-name="T87_3">,<text:s/>n.d.</text:span></text:p>
      <text:p text:style-name="P88"><text:span text:style-name="T88_1">Mackay,<text:s/>Robert.<text:s/></text:span><text:span text:style-name="T88_2">Half<text:s/>the<text:s/>Battle<text:s/>Civilian<text:s/>Morale<text:s/>in<text:s/>Britain<text:s/>during<text:s/>the<text:s/>Second<text:s/>World<text:s/>War</text:span><text:span text:style-name="T88_3">.<text:s/>Manchester</text:span><text:span text:style-name="T88_4"> ;<text:s/>New<text:s/>York:<text:s/>Manchester<text:s/>University<text:s/>Press :<text:s/>Distributed<text:s/>in<text:s/>the<text:s/>U.S.A.<text:s/>by<text:s/>Palgrave,<text:s/>2002.<text:s/>http://magik.gmu.edu/cgi-bin/Pwebrecon.cgi?DB=local&amp;FT=%22Half%20the%20battle%22&amp;CNT=25+records+per+page.</text:span></text:p>
      <text:p text:style-name="P89"><text:span text:style-name="T89_1">Madsen,<text:s/>Benedicte,<text:s/>and<text:s/>Søren<text:s/>Willert.<text:s/></text:span><text:span text:style-name="T89_2">Survival<text:s/>in<text:s/>the<text:s/>Organization:<text:s/>Gunnar<text:s/>Hjelholt<text:s/>Looks<text:s/>Back<text:s/>at<text:s/>the<text:s/>Concentration<text:s/>Camp<text:s/>from<text:s/>an<text:s/>Organizational<text:s/>Perspective</text:span><text:span text:style-name="T89_3">.<text:s/>Aarhus<text:s/>[Denmark];<text:s/>Oakville,<text:s/>Conn.:<text:s/>Aarhus<text:s/>University<text:s/>Press,<text:s/>1996.</text:span></text:p>
      <text:p text:style-name="P90"><text:span text:style-name="T90_1">Markowitsch,<text:s/>Tobias,<text:s/>and<text:s/>Kattrin<text:s/>Zwick.<text:s/></text:span><text:span text:style-name="T90_2">Goldfisch<text:s/>und<text:s/>Zebra:<text:s/>die<text:s/>Geschichte<text:s/>des<text:s/>Konzentrationslagers<text:s/>Neckarelz-Aussenkommando<text:s/>des<text:s/>KZ<text:s/>Natzweiler-Struthof</text:span><text:span text:style-name="T90_3">.<text:s/>St.<text:s/>Ingbert:<text:s/>Röhrig,<text:s/>2011.</text:span></text:p>
      <text:p text:style-name="P91"><text:span text:style-name="T91_1">Markowitz,<text:s/>Tobie.<text:s/>USC<text:s/>Shoah<text:s/>Foundation<text:s/>Institute<text:s/>testimony<text:s/>of<text:s/>Tobie<text:s/>Markowitz,<text:s/>February<text:s/>26,<text:s/>1996.<text:s/>VHA<text:s/>Interview<text:s/>Code:<text:s/>12456.<text:s/>USC<text:s/>Shoah<text:s/>Foundation<text:s/>Visual<text:s/>History<text:s/>Archive.<text:s/>https://sfi.usc.edu/vha.</text:span></text:p>
      <text:p text:style-name="P92"><text:span text:style-name="T92_1">Meynert,<text:s/>Joachim,<text:s/>and<text:s/>Arno<text:s/>Klönne.<text:s/></text:span><text:span text:style-name="T92_2">Verdrängte<text:s/>Geschichte:<text:s/>Verfolgung<text:s/>und<text:s/>Vernichtung<text:s/>in<text:s/>Ostwestfalen<text:s/>1933-1945</text:span><text:span text:style-name="T92_3">.<text:s/>Bielefeld:<text:s/>AJZ,<text:s/>1986.</text:span></text:p>
      <text:p text:style-name="P93"><text:span text:style-name="T93_1">Müller,<text:s/>Jan-Werner,<text:s/>ed.<text:s/></text:span><text:span text:style-name="T93_2">Memory<text:s/>and<text:s/>Power<text:s/>in<text:s/>Post-War<text:s/>Europe:<text:s/>Studies<text:s/>in<text:s/>the<text:s/>Presence<text:s/>of<text:s/>the<text:s/>Past</text:span><text:span text:style-name="T93_3">.<text:s/>Cambridge,<text:s/>UK</text:span><text:span text:style-name="T93_4"> ;<text:s/>New<text:s/>York,<text:s/>NY:<text:s/>Cambridge<text:s/>University<text:s/>Press,<text:s/>2002.</text:span></text:p>
      <text:p text:style-name="P94"><text:span text:style-name="T94_1">Muller,<text:s/>Klaus<text:s/>W.<text:s/></text:span><text:span text:style-name="T94_2">Deckname<text:s/>Lachs:<text:s/>Die<text:s/>Geschichte<text:s/>Der<text:s/>Unterirdischen<text:s/>Fertigung<text:s/>Der<text:s/>Me<text:s/>262<text:s/>Im<text:s/>Walpersberg<text:s/>Bei<text:s/>Kahla<text:s/>1944-45</text:span><text:span text:style-name="T94_3">.<text:s/>2.<text:s/>uberarbeitete<text:s/>Aufl.<text:s/>Heinrich-Jung-Verlagsgesellschaft,<text:s/>1995.</text:span></text:p>
      <text:p text:style-name="P95"><text:span text:style-name="T95_1">National<text:s/>Archives<text:s/>Microfilm<text:s/>Publication.<text:s/>“‘Records<text:s/>for<text:s/>the<text:s/>Reich<text:s/>Ministry<text:s/>for<text:s/>Armaments<text:s/>and<text:s/>War<text:s/>Production,’”<text:s/>n.d.<text:s/>National<text:s/>Archives<text:s/>Microfilm<text:s/>Publication.</text:span></text:p>
      <text:p text:style-name="P96"><text:span text:style-name="T96_1">Nicosia,<text:s/>Francis<text:s/>R,<text:s/>and<text:s/>Jonathan<text:s/>Huener.<text:s/></text:span><text:span text:style-name="T96_2">Business<text:s/>and<text:s/>Industry<text:s/>in<text:s/>Nazi<text:s/>Germany</text:span><text:span text:style-name="T96_3">.<text:s/>New<text:s/>York:<text:s/>Berghahn<text:s/>Books,<text:s/>2004.</text:span></text:p>
      <text:p text:style-name="P97"><text:span text:style-name="T97_1">Oberbergamt<text:s/>Wunderlich.<text:s/>“Grubenräume<text:s/>für<text:s/>die<text:s/>Aufnahme<text:s/>von<text:s/>Fertigungsstätten<text:s/>aus<text:s/>luftgefährdeten<text:s/>Gebieten,”<text:s/>January<text:s/>31,<text:s/>1944.<text:s/>R3101/31187.<text:s/>Bundesarchiv<text:s/>Berlin<text:s/>Lichterfelde.</text:span></text:p>
      <text:p text:style-name="P98"><text:span text:style-name="T98_1">Oriel,<text:s/>J.<text:s/>A.,<text:s/>W.<text:s/>A.<text:s/>Horne,<text:s/>and<text:s/>J.<text:s/>P.<text:s/>Jones.<text:s/>“Dachs<text:s/>1<text:s/>Lubricating<text:s/>Oil<text:s/>Plant<text:s/>Porta,<text:s/>Germany.”<text:s/>Combined<text:s/>Intelligence<text:s/>Objectives<text:s/>Sub-Committee,<text:s/>1945.</text:span></text:p>
      <text:p text:style-name="P99"><text:span text:style-name="T99_1">Ortgies,<text:s/>Norbert,<text:s/>and<text:s/>Ursula<text:s/>Wilm-Chemnitz.<text:s/></text:span><text:span text:style-name="T99_2">Tage<text:s/>im<text:s/>Tunnel<text:s/>(German<text:s/>Edition)</text:span><text:span text:style-name="T99_3">.<text:s/>Books<text:s/>On<text:s/>Demand,<text:s/>2001.</text:span></text:p>
      <text:p text:style-name="P100"><text:span text:style-name="T100_1">Overy,<text:s/>R.<text:s/>J.<text:s/>“Hitler<text:s/>and<text:s/>Air<text:s/>Strategy.”<text:s/></text:span><text:span text:style-name="T100_2">Journal<text:s/>of<text:s/>Contemporary<text:s/>History</text:span><text:span text:style-name="T100_3"><text:s/>15,<text:s/>no.<text:s/>3<text:s/>(July<text:s/>1980):<text:s/>405–21.</text:span></text:p>
      <text:p text:style-name="P101"><text:span text:style-name="T101_1">Overy,<text:s/>R.<text:s/>J.<text:s/></text:span><text:span text:style-name="T101_2">War<text:s/>and<text:s/>Economy<text:s/>in<text:s/>the<text:s/>Third<text:s/>Reich</text:span><text:span text:style-name="T101_3">.<text:s/>Oxford:<text:s/>Clarendon<text:s/>Press,<text:s/>1994.</text:span></text:p>
      <text:p text:style-name="P102"><text:span text:style-name="T102_1">Ovitz,<text:s/>Ester.<text:s/>USC<text:s/>Shoah<text:s/>Foundation<text:s/>Institute<text:s/>testimony<text:s/>of<text:s/>Ester<text:s/>Ovitz.<text:s/>Digital<text:s/>audio,<text:s/>March<text:s/>18,<text:s/>1998.<text:s/>VHA<text:s/>Interview<text:s/>Code:41976.<text:s/>USC<text:s/>Shoah<text:s/>Foundation<text:s/>Visual<text:s/>History<text:s/>Archive.<text:s/>https://sfi.usc.edu/vha.</text:span></text:p>
      <text:p text:style-name="P103"><text:span text:style-name="T103_1">Papp,<text:s/>Györgyné.<text:s/>Gespräch<text:s/>mit<text:s/>Györgyné<text:s/>(Zsuzsa)<text:s/>Papp<text:s/>am<text:s/>10.3.1992<text:s/>in<text:s/>Budapest.<text:s/>Text,<text:s/>March<text:s/>10,<text:s/>1992.<text:s/>1574.<text:s/>Archiv<text:s/>der<text:s/>KZ</text:span><text:span text:style-name="T103_2">‑Gedenkstätte<text:s/>Neuengamme.</text:span></text:p>
      <text:p text:style-name="P104"><text:span text:style-name="T104_1">Pedersen,<text:s/>Jens<text:s/>Godske.<text:s/>“Fragebogen<text:s/>von<text:s/>Jens<text:s/>Godske<text:s/>Pedersen,”<text:s/>June<text:s/>1947.<text:s/>Kommunalarchiv<text:s/>der<text:s/>Stadt<text:s/>Minden.</text:span></text:p>
      <text:p text:style-name="P105"><text:span text:style-name="T105_1">Perz,<text:s/>Bertrand.<text:s/></text:span><text:span text:style-name="T105_2">Projekt<text:s/>Quarz:<text:s/>Steyr-Daimler-Puch<text:s/>Und<text:s/>Das<text:s/>Konzentrationslager<text:s/>Melk</text:span><text:span text:style-name="T105_3">.<text:s/>Industrie,<text:s/>Zwangsarbeit<text:s/>Und<text:s/>Konzentrationslager<text:s/>in<text:s/>Österreich.<text:s/>Wien:<text:s/>Verlag<text:s/>für<text:s/>Gesellschaftskritik,<text:s/>1991.</text:span></text:p>
      <text:p text:style-name="P106"><text:span text:style-name="T106_1">Pickles,<text:s/>John.<text:s/></text:span><text:span text:style-name="T106_2">A<text:s/>History<text:s/>of<text:s/>Spaces:<text:s/>Cartographic<text:s/>Reason,<text:s/>Mapping,<text:s/>and<text:s/>the<text:s/>Geo-Coded<text:s/>World</text:span><text:span text:style-name="T106_3">.<text:s/>London:<text:s/>Routledge,<text:s/>2004.</text:span></text:p>
      <text:p text:style-name="P107"><text:span text:style-name="T107_1">Pohl,<text:s/>Hans.<text:s/></text:span><text:span text:style-name="T107_2">Die<text:s/>Daimler-Benz<text:s/>AG<text:s/>in<text:s/>Den<text:s/>Jahren<text:s/>1933<text:s/>Bis<text:s/>1945:<text:s/>Eine<text:s/>Dokumentation</text:span><text:span text:style-name="T107_3">.<text:s/>Stuttgart:<text:s/>Franz<text:s/>Steiner<text:s/>Verlag<text:s/>Wiesbaden,<text:s/>1986.</text:span></text:p>
      <text:p text:style-name="P108"><text:span text:style-name="T108_1">R3101-31.223-Fische1.<text:s/>“R3101-31.223-Fische1,”<text:s/>August<text:s/>21,<text:s/>1944.<text:s/>R3101-31.223-Fische1.<text:s/>Bundesarchiv<text:s/>Berlin<text:s/>Lichterfelde.</text:span></text:p>
      <text:p text:style-name="P109"><text:span text:style-name="T109_1">R<text:s/>3101/31177<text:s/>page<text:s/>21.<text:s/>“R<text:s/>3101/31177<text:s/>page<text:s/>21.”<text:s/>Bundesarchiv<text:s/>Berlin,<text:s/>March<text:s/>7,<text:s/>1945.<text:s/>R<text:s/>3101/31177<text:s/>page<text:s/>21.<text:s/>Bundesarchiv<text:s/>Berlin<text:s/>Lichterfelde.</text:span></text:p>
      <text:p text:style-name="P110"><text:span text:style-name="T110_1">Rasmussen,<text:s/>Charlie<text:s/>Jörgen<text:s/>August.<text:s/>“Bericht<text:s/>von<text:s/>Charlie<text:s/>Jörgen<text:s/>August<text:s/>Rasmussen,”<text:s/>June<text:s/>6,<text:s/>1947.<text:s/>Kommunalarchiv<text:s/>der<text:s/>Stadt<text:s/>Minden.</text:span></text:p>
      <text:p text:style-name="P111"><text:span text:style-name="T111_1">Reuter,<text:s/>Claus.<text:s/></text:span><text:span text:style-name="T111_2">Reimahg,<text:s/>from<text:s/>Sandpit<text:s/>to<text:s/>Armament<text:s/>Factory</text:span><text:span text:style-name="T111_3"> </text:span><text:span text:style-name="T111_4">:<text:s/>History<text:s/>of<text:s/>Hitler’s<text:s/>Secret<text:s/>Underground<text:s/>Factory</text:span><text:span text:style-name="T111_5"> </text:span><text:span text:style-name="T111_6">:<text:s/>With<text:s/>a<text:s/>Short<text:s/>History<text:s/>of<text:s/>the<text:s/>Me<text:s/>262<text:s/>and<text:s/>Fw<text:s/>190</text:span><text:span text:style-name="T111_7">.<text:s/>S.l.:<text:s/>s.n.,<text:s/>1998.</text:span></text:p>
      <text:p text:style-name="P112"><text:span text:style-name="T112_1">RG-10.228,<text:s/>ACC.<text:s/>1995.A.300.<text:s/>“Aufstellung<text:s/>der<text:s/>7.<text:s/>Staffel/Fliegergruppe<text:s/>Z.B.V.7.”<text:s/>United<text:s/>States<text:s/>Holocaust<text:s/>Memorial<text:s/>Museum<text:s/>Archives,<text:s/>April<text:s/>15,<text:s/>1944.<text:s/>RG-10.228.<text:s/>United<text:s/>States<text:s/>Holocaust<text:s/>Memorial<text:s/>Museum<text:s/>Archives.</text:span></text:p>
      <text:p text:style-name="P113"><text:span text:style-name="T113_1">———.<text:s/>“Letter<text:s/>from<text:s/>Pohl<text:s/>to<text:s/>Himmler,<text:s/>April<text:s/>1,<text:s/>1944.”<text:s/>United<text:s/>States<text:s/>Holocaust<text:s/>Memorial<text:s/>Museum<text:s/>Archives,<text:s/>April<text:s/>1,<text:s/>1944.<text:s/>RG-10.228.<text:s/>United<text:s/>States<text:s/>Holocaust<text:s/>Memorial<text:s/>Museum<text:s/>Archives.</text:span></text:p>
      <text:p text:style-name="P114"><text:span text:style-name="T114_1">Rosenzweig,<text:s/>Roy.<text:s/>“Can<text:s/>History<text:s/>Be<text:s/>Open<text:s/>Source?<text:s/>Wikipedia<text:s/>and<text:s/>the<text:s/>Future<text:s/>of<text:s/>the<text:s/>Past.”<text:s/></text:span><text:span text:style-name="T114_2">The<text:s/>Journal<text:s/>of<text:s/>American<text:s/>History</text:span><text:span text:style-name="T114_3"><text:s/>93,<text:s/>no.<text:s/>1<text:s/>(June<text:s/>1,<text:s/>2006):<text:s/>117–46.</text:span></text:p>
      <text:p text:style-name="P115"><text:span text:style-name="T115_1">———.<text:s/></text:span><text:span text:style-name="T115_2">Clio<text:s/>Wired:<text:s/>The<text:s/>Future<text:s/>of<text:s/>the<text:s/>Past<text:s/>in<text:s/>the<text:s/>Digital<text:s/>Age</text:span><text:span text:style-name="T115_3">.<text:s/>New<text:s/>York:<text:s/>Columbia<text:s/>University<text:s/>Press,<text:s/>2011.</text:span></text:p>
      <text:p text:style-name="P116"><text:span text:style-name="T116_1">Royal<text:s/>Air<text:s/>Force<text:s/>official<text:s/>photographer.<text:s/></text:span><text:span text:style-name="T116_2">English:<text:s/>Royal<text:s/>Air<text:s/>Force<text:s/>Bomber<text:s/>Command,<text:s/>1942-1945.</text:span><text:span text:style-name="T116_3"><text:s/>Photographs<text:s/>and<text:s/>other<text:s/>Graphic<text:s/>Materials,<text:s/>1944.<text:s/>Imperial<text:s/>War<text:s/>Museums.<text:s/>http://media.iwm.org.uk/iwm/mediaLib//9/media-9832/large.jpg.</text:span></text:p>
      <text:p text:style-name="P117"><text:span text:style-name="T117_1">Sadowskij,<text:s/>Nikolaij.<text:s/>Interview<text:s/>mit<text:s/>Nikolaij<text:s/>Sadowskij<text:s/>am<text:s/>3.9.1993<text:s/>in<text:s/>Kiew/Ukraine.<text:s/>Text,<text:s/>September<text:s/>3,<text:s/>1993.<text:s/>Archiv<text:s/>der<text:s/>KZ</text:span><text:span text:style-name="T117_2">‑Gedenkstätte<text:s/>Neuengamme.</text:span></text:p>
      <text:p text:style-name="P118"><text:span text:style-name="T118_1">Schaffer,<text:s/>Ronald.<text:s/>“American<text:s/>Military<text:s/>Ethics<text:s/>in<text:s/>World<text:s/>War<text:s/>II:<text:s/>The<text:s/>Bombing<text:s/>of<text:s/>German<text:s/>Civilians.”<text:s/></text:span><text:span text:style-name="T118_2">The<text:s/>Journal<text:s/>of<text:s/>American<text:s/>History</text:span><text:span text:style-name="T118_3"><text:s/>67,<text:s/>no.<text:s/>2<text:s/>(September<text:s/>1,<text:s/>1980):<text:s/>318–34.<text:s/>doi:10.2307/1890411.</text:span></text:p>
      <text:p text:style-name="P119"><text:span text:style-name="T119_1">Schulte,<text:s/>Jan<text:s/>Erik.<text:s/></text:span><text:span text:style-name="T119_2">Konzentrationslager<text:s/>im<text:s/>Rheinland<text:s/>und<text:s/>in<text:s/>Westfalen<text:s/>1933-1945.<text:s/>Zwischen<text:s/>zentraler<text:s/>Steuerung<text:s/>und<text:s/>regionaler<text:s/>Initiative</text:span><text:span text:style-name="T119_3">.<text:s/>Auflage:<text:s/>1.,<text:s/>Aufl.<text:s/>Paderborn:<text:s/>Schöningh<text:s/>Paderborn,<text:s/>2005.</text:span></text:p>
      <text:p text:style-name="P120"><text:span text:style-name="T120_1">Seurat,<text:s/>Georges.<text:s/></text:span><text:span text:style-name="T120_2">A<text:s/>Sunday<text:s/>Afternoon<text:s/>on<text:s/>the<text:s/>Island<text:s/>of<text:s/>La<text:s/>Grande<text:s/>Jatte</text:span><text:span text:style-name="T120_3">.<text:s/>Oil<text:s/>on<text:s/>canvas,<text:s/>1886<text:s/>1884.<text:s/>Wikipedia.<text:s/>https://en.wikipedia.org/wiki/A_Sunday_Afternoon_on_the_Island_of_La_Grande_Jatte.</text:span></text:p>
      <text:p text:style-name="P121"><text:span text:style-name="T121_1">Spaatz,<text:s/>Carl.<text:s/>“Strategic<text:s/>Air<text:s/>Power:<text:s/>Fulfillment<text:s/>of<text:s/>a<text:s/>Concept.”<text:s/></text:span><text:span text:style-name="T121_2">Foreign<text:s/>Affairs</text:span><text:span text:style-name="T121_3"><text:s/>24,<text:s/>no.<text:s/>3<text:s/>(1946):<text:s/>385–96.<text:s/>doi:10.2307/20029977.</text:span></text:p>
      <text:p text:style-name="P122"><text:span text:style-name="T122_1">Speer,<text:s/>Albert.<text:s/></text:span><text:span text:style-name="T122_2">Inside<text:s/>the<text:s/>Third<text:s/>Reich:<text:s/>Memoirs</text:span><text:span text:style-name="T122_3">.<text:s/>New<text:s/>York:<text:s/>Collier<text:s/>Books,<text:s/>1981.</text:span></text:p>
      <text:p text:style-name="P123"><text:span text:style-name="T123_1">Springer,<text:s/>Lili.<text:s/>USC<text:s/>Shoah<text:s/>Foundation<text:s/>Institute<text:s/>testimony<text:s/>of<text:s/>Lili<text:s/>Springer.<text:s/>Digital<text:s/>audio,<text:s/>November<text:s/>19,<text:s/>1996.<text:s/>VHA<text:s/>Interview<text:s/>Code:22910.<text:s/>USC<text:s/>Shoah<text:s/>Foundation<text:s/>Visual<text:s/>History<text:s/>Archive.<text:s/>https://sfi.usc.edu/vha.</text:span></text:p>
      <text:p text:style-name="P124"><text:span text:style-name="T124_1">Staley,<text:s/>David<text:s/>J.<text:s/></text:span><text:span text:style-name="T124_2">Computers,<text:s/>Visualization,<text:s/>and<text:s/>History:<text:s/>How<text:s/>New<text:s/>Technology<text:s/>Will<text:s/>Transform<text:s/>Our<text:s/>Understanding<text:s/>of<text:s/>the<text:s/>Past</text:span><text:span text:style-name="T124_3">.<text:s/>History,<text:s/>Humanities,<text:s/>and<text:s/>New<text:s/>Technology.<text:s/>Armonk,<text:s/>N.Y:<text:s/>M.E.<text:s/>Sharpe,<text:s/>2003.</text:span></text:p>
      <text:p text:style-name="P125"><text:span text:style-name="T125_1">Stræde,<text:s/>Therkel.<text:s/></text:span><text:span text:style-name="T125_2">De<text:s/>nazistiske<text:s/>koncentrationslejre:<text:s/>studier<text:s/>og<text:s/>bibliografi</text:span><text:span text:style-name="T125_3">.<text:s/>University<text:s/>of<text:s/>Southern<text:s/>Denmark<text:s/>studies<text:s/>in<text:s/>history<text:s/>and<text:s/>social<text:s/>sciences,<text:s/>v.<text:s/>375.<text:s/>Odense:<text:s/>Syddansk<text:s/>Universitetsforlag,<text:s/>2009.<text:s/>http://collections.ushmm.org/search/catalog/bib149834.</text:span></text:p>
      <text:p text:style-name="P126"><text:span text:style-name="T126_1">Suchenwirth,<text:s/>Richard.<text:s/>“Development<text:s/>of<text:s/>the<text:s/>German<text:s/>Air<text:s/>Force,<text:s/>1919-1939.”<text:s/>Aerospace<text:s/>Studies<text:s/>Institute,<text:s/>June<text:s/>1968.<text:s/>USAF<text:s/>Historical<text:s/>Studies<text:s/>No<text:s/>160.<text:s/>USAF<text:s/>Historical<text:s/>Division.<text:s/>http://www.afhra.af.mil/studies/numberedusafhistoricalstudies151-200.asp.</text:span></text:p>
      <text:p text:style-name="P127"><text:span text:style-name="T127_1">Sundö,<text:s/>Erik.<text:s/>“Bericht<text:s/>von<text:s/>Erik<text:s/>Sundö,”<text:s/>June<text:s/>4,<text:s/>1947.<text:s/>Kommunalarchiv<text:s/>der<text:s/>Stadt<text:s/>Minden.</text:span></text:p>
      <text:p text:style-name="P128"><text:span text:style-name="T128_1">Sztehlo,<text:s/>Klári.<text:s/>Gespräch<text:s/>mit<text:s/>Klári<text:s/>Sztehlo<text:s/>am<text:s/>12.3.92<text:s/>in<text:s/>Budapest.<text:s/>Text,<text:s/>March<text:s/>12,<text:s/>1992.<text:s/>1610.<text:s/>Archiv<text:s/>der<text:s/>KZ</text:span><text:span text:style-name="T128_2">‑Gedenkstätte<text:s/>Neuengamme.</text:span></text:p>
      <text:p text:style-name="P129"><text:span text:style-name="T129_1">T-175<text:s/>23<text:s/>2528474<text:s/>932.<text:s/>“T-175<text:s/>23<text:s/>2528474<text:s/>932,”<text:s/>January<text:s/>3,<text:s/>1945.<text:s/>T-175<text:s/>23<text:s/>2528474<text:s/>932.<text:s/>National<text:s/>Archives<text:s/>Microfilm<text:s/>Publication.</text:span></text:p>
      <text:p text:style-name="P130"><text:span text:style-name="T130_1">Taxbro,<text:s/>Carl<text:s/>Wilhelm.<text:s/>“Fragebogen<text:s/>von<text:s/>Carl<text:s/>Wilhelm<text:s/>Taxbro,”<text:s/>June<text:s/>1947.<text:s/>Kommunalarchiv<text:s/>der<text:s/>Stadt<text:s/>Minden.</text:span></text:p>
      <text:p text:style-name="P131"><text:span text:style-name="T131_1">Tooze,<text:s/>J.<text:s/>Adam.<text:s/></text:span><text:span text:style-name="T131_2">The<text:s/>Wages<text:s/>of<text:s/>Destruction:<text:s/>The<text:s/>Making<text:s/>and<text:s/>Breaking<text:s/>of<text:s/>the<text:s/>Nazi<text:s/>Economy</text:span><text:span text:style-name="T131_3">.<text:s/>1st<text:s/>American<text:s/>ed.<text:s/>New<text:s/>York:<text:s/>Viking,<text:s/>2007.</text:span></text:p>
      <text:p text:style-name="P132"><text:span text:style-name="T132_1">TUBS.<text:s/></text:span><text:span text:style-name="T132_2">Deutsch:<text:s/>Hotel<text:s/>Kaiserhof<text:s/>in<text:s/>Porta<text:s/>Westfalica,<text:s/>Kreis<text:s/>Minden-Lübbecke,<text:s/>Nordrhein-Westfalen</text:span><text:span text:style-name="T132_3">,<text:s/>November<text:s/>20,<text:s/>2009.<text:s/>Own<text:s/>work<text:s/>This<text:s/>photograph<text:s/>was<text:s/>taken<text:s/>with<text:s/>a<text:s/>Canon<text:s/>Digital<text:s/>IXUS<text:s/>500.<text:s/>https://commons.wikimedia.org/wiki/File:Porta_Westfalica,_2009-Nov_059.jpg.</text:span></text:p>
      <text:p text:style-name="P133"><text:span text:style-name="T133_1">Turner,<text:s/>Henry<text:s/>Ashby.<text:s/></text:span><text:span text:style-name="T133_2">General<text:s/>Motors<text:s/>and<text:s/>the<text:s/>Nazis:<text:s/>The<text:s/>Struggle<text:s/>for<text:s/>Control<text:s/>of<text:s/>Opel,<text:s/>Europe’s<text:s/>Biggest<text:s/>Carmaker</text:span><text:span text:style-name="T133_3">.<text:s/>New<text:s/>Haven:<text:s/>Yale<text:s/>University<text:s/>Press,<text:s/>2005.</text:span></text:p>
      <text:p text:style-name="P134"><text:span text:style-name="T134_1">United<text:s/>States<text:s/>Government<text:s/>Printing<text:s/>Office.<text:s/>“The<text:s/>United<text:s/>States<text:s/>Strategic<text:s/>Bombing<text:s/>Survey<text:s/>Summary<text:s/>Report<text:s/>(European<text:s/>War).”<text:s/>Washington,<text:s/>D.C.:<text:s/>War<text:s/>Department.<text:s/>U.S.<text:s/>Strategic<text:s/>Bombing<text:s/>Survey.<text:s/>Office<text:s/>of<text:s/>the<text:s/>Chairman.<text:s/>11/3/1944-10/8/1947,<text:s/>September<text:s/>30,<text:s/>1945.<text:s/>The<text:s/>U.S.<text:s/>National<text:s/>Archives<text:s/>and<text:s/>Records<text:s/>Administration.</text:span></text:p>
      <text:p text:style-name="P135"><text:span text:style-name="T135_1">United<text:s/>States<text:s/>Holocaust<text:s/>Memorial<text:s/>Museum.<text:s/>“The<text:s/>Samuel<text:s/>and<text:s/>Irene<text:s/>Goudsmit<text:s/>Collection,<text:s/>1944-1985.”<text:s/>United<text:s/>States<text:s/>Holocaust<text:s/>Memorial<text:s/>Museum,<text:s/>July<text:s/>31,<text:s/>2006.<text:s/>RG-10.228.<text:s/>United<text:s/>States<text:s/>Holocaust<text:s/>Memorial<text:s/>Museum<text:s/>Archives.</text:span></text:p>
      <text:p text:style-name="P136"><text:span text:style-name="T136_1">United<text:s/>States<text:s/>Strategic<text:s/>Bombing<text:s/>Survey,<text:s/>Oil<text:s/>Division.<text:s/></text:span><text:span text:style-name="T136_2">Underground<text:s/>and<text:s/>Dispersal<text:s/>Plants<text:s/>in<text:s/>Greater<text:s/>Germany</text:span><text:span text:style-name="T136_3">.<text:s/>2nd<text:s/>ed.<text:s/>United<text:s/>States<text:s/>Strategic<text:s/>Bombing<text:s/>Survey<text:s/>(Series)<text:s/>(European<text:s/>War)<text:s/>112.<text:s/>Washington,<text:s/>D.C.:<text:s/>United<text:s/>States<text:s/>Strategic<text:s/>Bombing<text:s/>Survey,<text:s/>Oil<text:s/>Division.,<text:s/>1947.</text:span></text:p>
      <text:p text:style-name="P137"><text:span text:style-name="T137_1">Uziel,<text:s/>Daniel.<text:s/></text:span><text:span text:style-name="T137_2">Arming<text:s/>the<text:s/>Luftwaffe:<text:s/>The<text:s/>German<text:s/>Aviation<text:s/>Industry<text:s/>in<text:s/>World<text:s/>War<text:s/>II</text:span><text:span text:style-name="T137_3">.<text:s/>McFarland,<text:s/>2011.</text:span></text:p>
      <text:p text:style-name="P138"><text:span text:style-name="T138_1">Vahle.<text:s/>“Subject:<text:s/>Demolition<text:s/>of<text:s/>the<text:s/>Establishment<text:s/>of<text:s/>the<text:s/>Jakobsberg;<text:s/>List<text:s/>‘A’,<text:s/>Item<text:s/>5<text:s/>and<text:s/>6<text:s/>–<text:s/>817<text:s/>C/N<text:s/>-.,”<text:s/>June<text:s/>18,<text:s/>1948.<text:s/>Aktenbestand<text:s/>D51,<text:s/>Akten<text:s/>Nummer<text:s/>225.<text:s/>Staatsarchive<text:s/>Detmold.</text:span></text:p>
      <text:p text:style-name="P139"><text:span text:style-name="T139_1">Vider,<text:s/>Brakhah.<text:s/>USC<text:s/>Shoah<text:s/>Foundation<text:s/>Institute<text:s/>testimony<text:s/>of<text:s/>Brakhah<text:s/>Vider,<text:s/>April<text:s/>22,<text:s/>1999.<text:s/>VHA<text:s/>Interview<text:s/>Code:<text:s/>49724.<text:s/>USC<text:s/>Shoah<text:s/>Foundation<text:s/>Visual<text:s/>History<text:s/>Archive.<text:s/>https://sfi.usc.edu/vha.</text:span></text:p>
      <text:p text:style-name="P140"><text:span text:style-name="T140_1">Wagner,<text:s/>Jens-Christian.<text:s/></text:span><text:span text:style-name="T140_2">Produktion<text:s/>Des<text:s/>Todes:<text:s/>Das<text:s/>KZ<text:s/>Mittelbau-Dora</text:span><text:span text:style-name="T140_3">.<text:s/>Göttingen:<text:s/>Wallstein,<text:s/>2001.</text:span></text:p>
      <text:p text:style-name="P141"><text:span text:style-name="T141_1">“Wehrwirtschaftsführer.”<text:s/></text:span><text:span text:style-name="T141_2">Wikipedia,<text:s/>the<text:s/>Free<text:s/>Encyclopedia</text:span><text:span text:style-name="T141_3">,<text:s/>December<text:s/>28,<text:s/>2015.<text:s/>https://en.wikipedia.org/w/index.php?title=Wehrwirtschaftsf%C3%BChrer&amp;oldid=697172399.</text:span></text:p>
      <text:p text:style-name="P142"><text:span text:style-name="T142_1">Weise,<text:s/>Knud.<text:s/>“Fragebogen<text:s/>und<text:s/>Bericht<text:s/>von<text:s/>Knud<text:s/>Weise,”<text:s/>September<text:s/>14,<text:s/>1946.<text:s/>Kommunalarchiv<text:s/>der<text:s/>Stadt<text:s/>Minden.</text:span></text:p>
      <text:p text:style-name="P143"><text:span text:style-name="T143_1">Werrell,<text:s/>Kenneth<text:s/>P.<text:s/>“The<text:s/>Strategic<text:s/>Bombing<text:s/>of<text:s/>Germany<text:s/>in<text:s/>World<text:s/>War<text:s/>II:<text:s/>Costs<text:s/>and<text:s/>Accomplishments.”<text:s/></text:span><text:span text:style-name="T143_2">The<text:s/>Journal<text:s/>of<text:s/>American<text:s/>History</text:span><text:span text:style-name="T143_3"><text:s/>73,<text:s/>no.<text:s/>3<text:s/>(December<text:s/>1,<text:s/>1986):<text:s/>702–13.<text:s/>doi:10.2307/1902984.</text:span></text:p>
      <text:p text:style-name="P144"><text:span text:style-name="T144_1">Zachariassen,<text:s/>Arne.<text:s/>“Auszug<text:s/>aus<text:s/>dem<text:s/>Fragebogen<text:s/>und<text:s/>Persönlicher<text:s/>Bericht<text:s/>von<text:s/>Arne<text:s/>Zachariassen,”<text:s/>June<text:s/>6,<text:s/>1947.<text:s/>Kommunalarchiv<text:s/>der<text:s/>Stadt<text:s/>Minden.</text:span></text:p>
      <text:p text:style-name="P145"><text:span text:style-name="T145_1">Zilbert,<text:s/>E.<text:s/>R.<text:s/></text:span><text:span text:style-name="T145_2">Albert<text:s/>Speer<text:s/>and<text:s/>the<text:s/>Nazi<text:s/>Ministry<text:s/>of<text:s/>Arms:<text:s/>Economic<text:s/>Institutions<text:s/>and<text:s/>Industrial<text:s/>Production<text:s/>in<text:s/>the<text:s/>German<text:s/>War<text:s/>Economy</text:span><text:span text:style-name="T145_3">.<text:s/>Rutherford,<text:s/>[N.J.]:<text:s/>Fairleigh<text:s/>Dickenson<text:s/>University<text:s/>Press,<text:s/>1981.</text:span></text:p>
      <text:p text:style-name="P146"><text:span text:style-name="T146_1">Zwagolskij,<text:s/>Dimitrij<text:s/>Iwanowitsch.<text:s/>“Schreiben<text:s/>von<text:s/>Dimitrij<text:s/>Iwanowitsch<text:s/>Zwagolskij,”<text:s/>January<text:s/>16,<text:s/>1999.<text:s/>1472.<text:s/>Archiv<text:s/>der<text:s/>KZ</text:span><text:span text:style-name="T146_2">‑Gedenkstätte<text:s/>Neuengamme.</text:span></text:p>
      <text:p text:style-name="P147"><text:bookmark-start text:name="Primary_Sources"/><text:span text:style-name="T147_1">Primary</text:span><text:bookmark-end text:name="Primary_Sources"/><text:span text:style-name="T147_2"><text:s/>Sources<text:s/>List</text:span></text:p>
      <text:p text:style-name="P148"/>
      <text:p text:style-name="P149"><text:span text:style-name="T149_1">A,<text:s/>L.<text:s/>“Recollections<text:s/>on<text:s/>the<text:s/>Holocaust<text:s/>-<text:s/>Protocol<text:s/>Nr.<text:s/>3645,”<text:s/>February<text:s/>11,<text:s/>1946.<text:s/>Protocol<text:s/>Nr.<text:s/>3645.<text:s/>National<text:s/>Committee<text:s/>for<text:s/>Attending<text:s/>Deportees<text:s/>(DEGOB).<text:s/>http://degob.org/index.php?showjk=3645.</text:span></text:p>
      <text:p text:style-name="P150"><text:span text:style-name="T150_1">Amtsdirektor,<text:s/>Hausberge.<text:s/>“Betr.<text:s/>Sprengung<text:s/>der<text:s/>Stollen<text:s/>und<text:s/>Hohlräume<text:s/>im<text:s/>Jakobsberg<text:s/>an<text:s/>der<text:s/>Porta-Westfalicia,”<text:s/>June<text:s/>17,<text:s/>1948.<text:s/>Aktenbestand<text:s/>D51,<text:s/>AktenNummer<text:s/>184,<text:s/>Doc<text:s/>#1290.<text:s/>Staatsarchive<text:s/>Detmold.</text:span></text:p>
      <text:p text:style-name="P151"><text:span text:style-name="T151_1">Berliner,<text:s/>Dorothy.<text:s/>USC<text:s/>Shoah<text:s/>Foundation<text:s/>Institute<text:s/>testimony<text:s/>of<text:s/>Dorothy<text:s/>Berliner,<text:s/>September<text:s/>28,<text:s/>1995.<text:s/>VHA<text:s/>Interview<text:s/>Code:5075.<text:s/>USC<text:s/>Shoah<text:s/>Foundation<text:s/>Visual<text:s/>History<text:s/>Archive.<text:s/>https://sfi.usc.edu/vha.</text:span></text:p>
      <text:p text:style-name="P152"><text:span text:style-name="T152_1">Berweld,<text:s/>Elizabeth.<text:s/>USC<text:s/>Shoah<text:s/>Foundation<text:s/>Institute<text:s/>testimony<text:s/>of<text:s/>Elisabeth<text:s/>Berwald,<text:s/>November<text:s/>18,<text:s/>1994.<text:s/>VHA<text:s/>Interview<text:s/>Code:264.<text:s/>USC<text:s/>Shoah<text:s/>Foundation<text:s/>Visual<text:s/>History<text:s/>Archive.<text:s/>https://sfi.usc.edu/vha.</text:span></text:p>
      <text:p text:style-name="P153"><text:span text:style-name="T153_1">Brach,<text:s/>Miriam.<text:s/>USC<text:s/>Shoah<text:s/>Foundation<text:s/>Institute<text:s/>testimony<text:s/>of<text:s/>Miriam<text:s/>Brach,<text:s/>January<text:s/>17,<text:s/>1996.<text:s/>VHA<text:s/>Interview<text:s/>Code:10935.<text:s/>USC<text:s/>Shoah<text:s/>Foundation<text:s/>Visual<text:s/>History<text:s/>Archive.<text:s/>https://sfi.usc.edu/vha.</text:span></text:p>
      <text:p text:style-name="P154"><text:span text:style-name="T154_1">Bromet,<text:s/>Leny.<text:s/>USC<text:s/>Shoah<text:s/>Foundation<text:s/>Institute<text:s/>testimony<text:s/>of<text:s/>Leny<text:s/>Bromet.<text:s/>Digital<text:s/>audio,<text:s/>March<text:s/>1,<text:s/>1995.<text:s/>VHA<text:s/>Interview<text:s/>Code:1183.<text:s/>USC<text:s/>Shoah<text:s/>Foundation<text:s/>Visual<text:s/>History<text:s/>Archive.<text:s/>https://sfi.usc.edu/vha.</text:span></text:p>
      <text:p text:style-name="P155"><text:span text:style-name="T155_1">Bundesarchiv<text:s/>Freiburg.<text:s/>“N<text:s/>653,<text:s/>109,<text:s/>22,<text:s/>H<text:s/>1<text:s/>EG,<text:s/>27,<text:s/>1,<text:s/>5,”<text:s/>n.d.<text:s/>N<text:s/>653,<text:s/>109,<text:s/>22,<text:s/>H<text:s/>1<text:s/>EG,<text:s/>27,<text:s/>1,<text:s/>5.<text:s/>Bundesarchiv-Militärarchiv<text:s/>Freiburg.</text:span></text:p>
      <text:p text:style-name="P156"><text:span text:style-name="T156_1">———.<text:s/>“RW-19<text:s/>1788.”<text:s/>Bundesarchiv<text:s/>Freiburg,<text:s/>June<text:s/>12,<text:s/>1944.<text:s/>Bundesarchiv-Militärarchiv<text:s/>Freiburg.</text:span></text:p>
      <text:p text:style-name="P157"><text:span text:style-name="T157_1">Burton,<text:s/>Susanne.<text:s/>USC<text:s/>Shoah<text:s/>Foundation<text:s/>Institute<text:s/>testimony<text:s/>of<text:s/>Susanne<text:s/>Burton.<text:s/>Digital<text:s/>audio,<text:s/>August<text:s/>13,<text:s/>1996.<text:s/>VHA<text:s/>Interview<text:s/>Code:18472.<text:s/>USC<text:s/>Shoah<text:s/>Foundation<text:s/>Visual<text:s/>History<text:s/>Archive.<text:s/>https://sfi.usc.edu/vha.</text:span></text:p>
      <text:p text:style-name="P158"><text:span text:style-name="T158_1">CG<text:s/>5th<text:s/>Armored<text:s/>Division.<text:s/>“After<text:s/>Action<text:s/>April<text:s/>1945,”<text:s/>April<text:s/>17,<text:s/>1945.<text:s/>http://www.5ad.org/04_45.html.</text:span></text:p>
      <text:p text:style-name="P159"><text:span text:style-name="T159_1">Christensen,<text:s/>Aage<text:s/>Holger.<text:s/>“Fragebogen<text:s/>und<text:s/>Bericht<text:s/>von<text:s/>Aage<text:s/>Holger<text:s/>Christensen,”<text:s/>June<text:s/>6,<text:s/>1947.<text:s/>Kommunalarchiv<text:s/>der<text:s/>Stadt<text:s/>Minden.</text:span></text:p>
      <text:p text:style-name="P160"><text:span text:style-name="T160_1">Cronheim,<text:s/>Juliette.<text:s/>USC<text:s/>Shoah<text:s/>Foundation<text:s/>Institute<text:s/>testimony<text:s/>of<text:s/>Juliette<text:s/>Cronheim,<text:s/>October<text:s/>19,<text:s/>1995.<text:s/>VHA<text:s/>Interview<text:s/>Code:5054.<text:s/>USC<text:s/>Shoah<text:s/>Foundation<text:s/>Visual<text:s/>History<text:s/>Archive.<text:s/>https://sfi.usc.edu/vha.</text:span></text:p>
      <text:p text:style-name="P161"><text:span text:style-name="T161_1">Farago,<text:s/>Zsuzsa<text:s/>D.<text:s/>Gespräch<text:s/>mit<text:s/>Zsuzsa<text:s/>D<text:s/>Farago<text:s/>am<text:s/>6.3.1992<text:s/>in<text:s/>Budapest.<text:s/>Text,<text:s/>March<text:s/>6,<text:s/>1992.<text:s/>1516.<text:s/>Archiv<text:s/>der<text:s/>KZ</text:span><text:span text:style-name="T161_2">‑Gedenkstätte<text:s/>Neuengamme.</text:span></text:p>
      <text:p text:style-name="P162"><text:span text:style-name="T162_1">French<text:s/>War<text:s/>Crimes<text:s/>Commission.<text:s/>“War<text:s/>Crimes<text:s/>Porta<text:s/>Concentration<text:s/>Camp,”<text:s/>January<text:s/>22,<text:s/>1947.<text:s/>KZ-Gedenkstätte<text:s/>Neuengamme<text:s/>(Hamburg).</text:span></text:p>
      <text:p text:style-name="P163"><text:span text:style-name="T163_1">Gescheid,<text:s/>Eva.<text:s/>“Protokoll<text:s/>von<text:s/>Eva<text:s/>Gescheid,”<text:s/>July<text:s/>5,<text:s/>1945.<text:s/>301.<text:s/>Archiv<text:s/>der<text:s/>KZ</text:span><text:span text:style-name="T163_2">‑Gedenkstätte<text:s/>Neuengamme.</text:span></text:p>
      <text:p text:style-name="P164"><text:span text:style-name="T164_1">Hansen,<text:s/>Axel<text:s/>Christian.<text:s/>“Fragebogen<text:s/>für<text:s/>das<text:s/>dänische<text:s/>Konzentrationslagerweißbuch<text:s/>Axel<text:s/>Christian<text:s/>Hansen.”<text:s/>Fragebogen<text:s/>für<text:s/>das<text:s/>dänische<text:s/>Konzentrationslagerweißbuch,<text:s/>March<text:s/>1990.<text:s/>371.<text:s/>Archiv<text:s/>der<text:s/>KZ</text:span><text:span text:style-name="T164_2">‑Gedenkstätte<text:s/>Neuengamme.</text:span></text:p>
      <text:p text:style-name="P165"><text:span text:style-name="T165_1">Hart-Moxon,<text:s/>Kitty.<text:s/>Interview<text:s/>with<text:s/>Kitty<text:s/>Hart-Moxon.<text:s/>Audio,<text:s/>1999.<text:s/>Imperial<text:s/>War<text:s/>Museum.<text:s/>http://www.iwm.org.uk/collections/item/object/80019885.</text:span></text:p>
      <text:p text:style-name="P166"><text:span text:style-name="T166_1">———.<text:s/>Kitty<text:s/>Hart-Moxon<text:s/>interview<text:s/>with<text:s/>Imperial<text:s/>War<text:s/>Museum.<text:s/>Digital<text:s/>audio,<text:s/>April<text:s/>1996.<text:s/>Imperial<text:s/>War<text:s/>Museum.<text:s/>http://www.iwm.org.uk/collections/item/object/80016100.</text:span></text:p>
      <text:p text:style-name="P167"><text:span text:style-name="T167_1">———.<text:s/>USC<text:s/>Shoah<text:s/>Foundation<text:s/>Institute<text:s/>testimony<text:s/>of<text:s/>Kitty<text:s/>Hart-Moxon,<text:s/>June<text:s/>9,<text:s/>1998.<text:s/>VHA<text:s/>Interview<text:s/>Code:<text:s/>45132.<text:s/>USC<text:s/>Shoah<text:s/>Foundation<text:s/>Visual<text:s/>History<text:s/>Archive.<text:s/>https://sfi.usc.edu/vha.</text:span></text:p>
      <text:p text:style-name="P168"><text:span text:style-name="T168_1">Himmler,<text:s/>Heinrich.<text:s/>“38/111/44g<text:s/>Letter<text:s/>from<text:s/>Himmler<text:s/>to<text:s/>Pohl,”<text:s/>August<text:s/>31,<text:s/>1944.<text:s/>T175,<text:s/>Roll<text:s/>50.<text:s/>National<text:s/>Archives<text:s/>Microfilm<text:s/>Publication.</text:span></text:p>
      <text:p text:style-name="P169"><text:span text:style-name="T169_1">Hitler,<text:s/>Adolf,<text:s/>Albert<text:s/>Speer,<text:s/>and<text:s/>Hermann<text:s/>Göring.<text:s/>“Der<text:s/>Einsatz<text:s/>von<text:s/>Strahlflugzeugen<text:s/>hat<text:s/>die<text:s/>absolute<text:s/>Überlegenheit<text:s/>über<text:s/>die<text:s/>feindlichen<text:s/>Maschinen<text:s/>erwiesen.,”<text:s/>March<text:s/>27,<text:s/>1945.<text:s/>Bundesarchiv-Militärarchiv<text:s/>Freiburg.</text:span></text:p>
      <text:p text:style-name="P170"><text:span text:style-name="T170_1">Karbo,<text:s/>Kaj<text:s/>Björn.<text:s/>“Fragebogen<text:s/>und<text:s/>Bericht<text:s/>von<text:s/>Kaj<text:s/>Björn<text:s/>Karbo,”<text:s/>June<text:s/>3,<text:s/>1947.<text:s/>Kommunalarchiv<text:s/>der<text:s/>Stadt<text:s/>Minden.</text:span></text:p>
      <text:p text:style-name="P171"><text:span text:style-name="T171_1">Kieler,<text:s/>Jørgen.<text:s/>“Jørgen<text:s/>Kieler<text:s/>-<text:s/>Grüsse<text:s/>an<text:s/>Porta<text:s/>Westfalica,”<text:s/>March<text:s/>12,<text:s/>2011.<text:s/>KZ-Gedenk-<text:s/>und<text:s/>Dokumentationsstätte<text:s/>Porta<text:s/>Westfalica.</text:span></text:p>
      <text:p text:style-name="P172"><text:span text:style-name="T172_1">KZ-Gedenkstätte<text:s/>Neuengamme.<text:s/></text:span><text:span text:style-name="T172_2">Fotografi<text:s/>Af<text:s/>Hotel<text:s/>Kaiserhofs<text:s/>Bagside.</text:span><text:span text:style-name="T172_3">,<text:s/>n.d.<text:s/>Pictures<text:s/>II<text:s/>67b<text:s/>1945<text:s/>Befreiung.<text:s/>KZ-Gedenkstätte<text:s/>Neuengamme<text:s/>(Hamburg).</text:span></text:p>
      <text:p text:style-name="P173"><text:span text:style-name="T173_1">———.<text:s/></text:span><text:span text:style-name="T173_2">Hall<text:s/>in<text:s/>Kaiserhof<text:s/>Hotel</text:span><text:span text:style-name="T173_3">,<text:s/>n.d.<text:s/>Pictures<text:s/>II<text:s/>67b<text:s/>1945<text:s/>Befreiung.<text:s/>KZ-Gedenkstätte<text:s/>Neuengamme<text:s/>(Hamburg).</text:span></text:p>
      <text:p text:style-name="P174"><text:span text:style-name="T174_1">———.<text:s/></text:span><text:span text:style-name="T174_2">Map<text:s/>of<text:s/>Neuengamme<text:s/>Sattelite<text:s/>Camps</text:span><text:span text:style-name="T174_3">,<text:s/>July<text:s/>5,<text:s/>2013.<text:s/>Exhibit.<text:s/>KZ-Gedenkstätte<text:s/>Neuengamme<text:s/>(Hamburg).</text:span></text:p>
      <text:p text:style-name="P175"><text:span text:style-name="T175_1">———.<text:s/>“Satellite<text:s/>Camps<text:s/>-<text:s/>Porta<text:s/>Westfalica--Barkhausen.”<text:s/></text:span><text:span text:style-name="T175_2">Satellite<text:s/>Camps<text:s/>-<text:s/>Porta<text:s/>Westfalica--Barkhausen</text:span><text:span text:style-name="T175_3">.<text:s/>Accessed<text:s/>February<text:s/>22,<text:s/>2016.<text:s/>http://www.kz-gedenkstaette-neuengamme.de/en/history/satellite-camps/satellite-camps/porta-westfalica-barkhausen/.</text:span></text:p>
      <text:p text:style-name="P176"><text:span text:style-name="T176_1">Lind,<text:s/>Vincent.<text:s/>Interview<text:s/>mit<text:s/>Vincent<text:s/>Lind<text:s/>24./25.8.91<text:s/>in<text:s/>Odense.<text:s/>Text,<text:s/>September<text:s/>24,<text:s/>1991.<text:s/>1547.<text:s/>Archiv<text:s/>der<text:s/>KZ</text:span><text:span text:style-name="T176_2">‑Gedenkstätte<text:s/>Neuengamme.</text:span></text:p>
      <text:p text:style-name="P177"><text:span text:style-name="T177_1">L.,<text:s/>T.<text:s/>Aussage<text:s/>von<text:s/>T.<text:s/>L.<text:s/>January<text:s/>28,<text:s/>1945,<text:s/>Amsterdam.<text:s/>Text,<text:s/>January<text:s/>28,<text:s/>1947.<text:s/>539.<text:s/>Archiv<text:s/>der<text:s/>KZ</text:span><text:span text:style-name="T177_2">‑Gedenkstätte<text:s/>Neuengamme.</text:span></text:p>
      <text:p text:style-name="P178"><text:span text:style-name="T178_1">Lukács,<text:s/>Ágnes.<text:s/></text:span><text:span text:style-name="T178_2">USC<text:s/>Shoah<text:s/>Foundation<text:s/>Institute<text:s/>testimony<text:s/>of<text:s/>Ágnes<text:s/>Lukács</text:span><text:span text:style-name="T178_3">,<text:s/>n.d.</text:span></text:p>
      <text:p text:style-name="P179"><text:span text:style-name="T179_1">Markowitz,<text:s/>Tobie.<text:s/>USC<text:s/>Shoah<text:s/>Foundation<text:s/>Institute<text:s/>testimony<text:s/>of<text:s/>Tobie<text:s/>Markowitz,<text:s/>February<text:s/>26,<text:s/>1996.<text:s/>VHA<text:s/>Interview<text:s/>Code:<text:s/>12456.<text:s/>USC<text:s/>Shoah<text:s/>Foundation<text:s/>Visual<text:s/>History<text:s/>Archive.<text:s/>https://sfi.usc.edu/vha.</text:span></text:p>
      <text:p text:style-name="P180"><text:span text:style-name="T180_1">National<text:s/>Archives<text:s/>Microfilm<text:s/>Publication.<text:s/>“‘Records<text:s/>for<text:s/>the<text:s/>Reich<text:s/>Ministry<text:s/>for<text:s/>Armaments<text:s/>and<text:s/>War<text:s/>Production,’”<text:s/>n.d.<text:s/>National<text:s/>Archives<text:s/>Microfilm<text:s/>Publication.</text:span></text:p>
      <text:p text:style-name="P181"><text:span text:style-name="T181_1">Oberbergamt<text:s/>Wunderlich.<text:s/>“Grubenräume<text:s/>für<text:s/>die<text:s/>Aufnahme<text:s/>von<text:s/>Fertigungsstätten<text:s/>aus<text:s/>luftgefährdeten<text:s/>Gebieten,”<text:s/>January<text:s/>31,<text:s/>1944.<text:s/>R3101/31187.<text:s/>Bundesarchiv<text:s/>Berlin<text:s/>Lichterfelde.</text:span></text:p>
      <text:p text:style-name="P182"><text:span text:style-name="T182_1">Oriel,<text:s/>J.<text:s/>A.,<text:s/>W.<text:s/>A.<text:s/>Horne,<text:s/>and<text:s/>J.<text:s/>P.<text:s/>Jones.<text:s/>“Dachs<text:s/>1<text:s/>Lubricating<text:s/>Oil<text:s/>Plant<text:s/>Porta,<text:s/>Germany.”<text:s/>Combined<text:s/>Intelligence<text:s/>Objectives<text:s/>Sub-Committee,<text:s/>1945.</text:span></text:p>
      <text:p text:style-name="P183"><text:span text:style-name="T183_1">Ovitz,<text:s/>Ester.<text:s/>USC<text:s/>Shoah<text:s/>Foundation<text:s/>Institute<text:s/>testimony<text:s/>of<text:s/>Ester<text:s/>Ovitz.<text:s/>Digital<text:s/>audio,<text:s/>March<text:s/>18,<text:s/>1998.<text:s/>VHA<text:s/>Interview<text:s/>Code:41976.<text:s/>USC<text:s/>Shoah<text:s/>Foundation<text:s/>Visual<text:s/>History<text:s/>Archive.<text:s/>https://sfi.usc.edu/vha.</text:span></text:p>
      <text:p text:style-name="P184"><text:span text:style-name="T184_1">Papp,<text:s/>Györgyné.<text:s/>Gespräch<text:s/>mit<text:s/>Györgyné<text:s/>(Zsuzsa)<text:s/>Papp<text:s/>am<text:s/>10.3.1992<text:s/>in<text:s/>Budapest.<text:s/>Text,<text:s/>March<text:s/>10,<text:s/>1992.<text:s/>1574.<text:s/>Archiv<text:s/>der<text:s/>KZ</text:span><text:span text:style-name="T184_2">‑Gedenkstätte<text:s/>Neuengamme.</text:span></text:p>
      <text:p text:style-name="P185"><text:span text:style-name="T185_1">Pedersen,<text:s/>Jens<text:s/>Godske.<text:s/>“Fragebogen<text:s/>von<text:s/>Jens<text:s/>Godske<text:s/>Pedersen,”<text:s/>June<text:s/>1947.<text:s/>Kommunalarchiv<text:s/>der<text:s/>Stadt<text:s/>Minden.</text:span></text:p>
      <text:p text:style-name="P186"><text:span text:style-name="T186_1">R3101-31.223-Fische1.<text:s/>“R3101-31.223-Fische1,”<text:s/>August<text:s/>21,<text:s/>1944.<text:s/>R3101-31.223-Fische1.<text:s/>Bundesarchiv<text:s/>Berlin<text:s/>Lichterfelde.</text:span></text:p>
      <text:p text:style-name="P187"><text:span text:style-name="T187_1">R<text:s/>3101/31177<text:s/>page<text:s/>21.<text:s/>“R<text:s/>3101/31177<text:s/>page<text:s/>21.”<text:s/>Bundesarchiv<text:s/>Berlin,<text:s/>March<text:s/>7,<text:s/>1945.<text:s/>R<text:s/>3101/31177<text:s/>page<text:s/>21.<text:s/>Bundesarchiv<text:s/>Berlin<text:s/>Lichterfelde.</text:span></text:p>
      <text:p text:style-name="P188"><text:span text:style-name="T188_1">Rasmussen,<text:s/>Charlie<text:s/>Jörgen<text:s/>August.<text:s/>“Bericht<text:s/>von<text:s/>Charlie<text:s/>Jörgen<text:s/>August<text:s/>Rasmussen,”<text:s/>June<text:s/>6,<text:s/>1947.<text:s/>Kommunalarchiv<text:s/>der<text:s/>Stadt<text:s/>Minden.</text:span></text:p>
      <text:p text:style-name="P189"><text:span text:style-name="T189_1">RG-10.228,<text:s/>ACC.<text:s/>1995.A.300.<text:s/>“Aufstellung<text:s/>der<text:s/>7.<text:s/>Staffel/Fliegergruppe<text:s/>Z.B.V.7.”<text:s/>United<text:s/>States<text:s/>Holocaust<text:s/>Memorial<text:s/>Museum<text:s/>Archives,<text:s/>April<text:s/>15,<text:s/>1944.<text:s/>RG-10.228.<text:s/>United<text:s/>States<text:s/>Holocaust<text:s/>Memorial<text:s/>Museum<text:s/>Archives.</text:span></text:p>
      <text:p text:style-name="P190"><text:span text:style-name="T190_1">———.<text:s/>“Letter<text:s/>from<text:s/>Pohl<text:s/>to<text:s/>Himmler,<text:s/>April<text:s/>1,<text:s/>1944.”<text:s/>United<text:s/>States<text:s/>Holocaust<text:s/>Memorial<text:s/>Museum<text:s/>Archives,<text:s/>April<text:s/>1,<text:s/>1944.<text:s/>RG-10.228.<text:s/>United<text:s/>States<text:s/>Holocaust<text:s/>Memorial<text:s/>Museum<text:s/>Archives.</text:span></text:p>
      <text:p text:style-name="P191"><text:span text:style-name="T191_1">Sadowskij,<text:s/>Nikolaij.<text:s/>Interview<text:s/>mit<text:s/>Nikolaij<text:s/>Sadowskij<text:s/>am<text:s/>3.9.1993<text:s/>in<text:s/>Kiew/Ukraine.<text:s/>Text,<text:s/>September<text:s/>3,<text:s/>1993.<text:s/>Archiv<text:s/>der<text:s/>KZ</text:span><text:span text:style-name="T191_2">‑Gedenkstätte<text:s/>Neuengamme.</text:span></text:p>
      <text:p text:style-name="P192"><text:span text:style-name="T192_1">Springer,<text:s/>Lili.<text:s/>USC<text:s/>Shoah<text:s/>Foundation<text:s/>Institute<text:s/>testimony<text:s/>of<text:s/>Lili<text:s/>Springer.<text:s/>Digital<text:s/>audio,<text:s/>November<text:s/>19,<text:s/>1996.<text:s/>VHA<text:s/>Interview<text:s/>Code:22910.<text:s/>USC<text:s/>Shoah<text:s/>Foundation<text:s/>Visual<text:s/>History<text:s/>Archive.<text:s/>https://sfi.usc.edu/vha.</text:span></text:p>
      <text:p text:style-name="P193"><text:span text:style-name="T193_1">Sundö,<text:s/>Erik.<text:s/>“Bericht<text:s/>von<text:s/>Erik<text:s/>Sundö,”<text:s/>June<text:s/>4,<text:s/>1947.<text:s/>Kommunalarchiv<text:s/>der<text:s/>Stadt<text:s/>Minden.</text:span></text:p>
      <text:p text:style-name="P194"><text:span text:style-name="T194_1">Sztehlo,<text:s/>Klári.<text:s/>Gespräch<text:s/>mit<text:s/>Klári<text:s/>Sztehlo<text:s/>am<text:s/>12.3.92<text:s/>in<text:s/>Budapest.<text:s/>Text,<text:s/>March<text:s/>12,<text:s/>1992.<text:s/>1610.<text:s/>Archiv<text:s/>der<text:s/>KZ</text:span><text:span text:style-name="T194_2">‑Gedenkstätte<text:s/>Neuengamme.</text:span></text:p>
      <text:p text:style-name="P195"><text:span text:style-name="T195_1">T-175<text:s/>23<text:s/>2528474<text:s/>932.<text:s/>“T-175<text:s/>23<text:s/>2528474<text:s/>932,”<text:s/>January<text:s/>3,<text:s/>1945.<text:s/>T-175<text:s/>23<text:s/>2528474<text:s/>932.<text:s/>National<text:s/>Archives<text:s/>Microfilm<text:s/>Publication.</text:span></text:p>
      <text:p text:style-name="P196"><text:span text:style-name="T196_1">Taxbro,<text:s/>Carl<text:s/>Wilhelm.<text:s/>“Fragebogen<text:s/>von<text:s/>Carl<text:s/>Wilhelm<text:s/>Taxbro,”<text:s/>June<text:s/>1947.<text:s/>Kommunalarchiv<text:s/>der<text:s/>Stadt<text:s/>Minden.</text:span></text:p>
      <text:p text:style-name="P197"><text:span text:style-name="T197_1">United<text:s/>States<text:s/>Government<text:s/>Printing<text:s/>Office.<text:s/>“The<text:s/>United<text:s/>States<text:s/>Strategic<text:s/>Bombing<text:s/>Survey<text:s/>Summary<text:s/>Report<text:s/>(European<text:s/>War).”<text:s/>Washington,<text:s/>D.C.:<text:s/>War<text:s/>Department.<text:s/>U.S.<text:s/>Strategic<text:s/>Bombing<text:s/>Survey.<text:s/>Office<text:s/>of<text:s/>the<text:s/>Chairman.<text:s/>11/3/1944-10/8/1947,<text:s/>September<text:s/>30,<text:s/>1945.<text:s/>The<text:s/>U.S.<text:s/>National<text:s/>Archives<text:s/>and<text:s/>Records<text:s/>Administration.</text:span></text:p>
      <text:p text:style-name="P198"><text:span text:style-name="T198_1">United<text:s/>States<text:s/>Holocaust<text:s/>Memorial<text:s/>Museum.<text:s/>“The<text:s/>Samuel<text:s/>and<text:s/>Irene<text:s/>Goudsmit<text:s/>Collection,<text:s/>1944-1985.”<text:s/>United<text:s/>States<text:s/>Holocaust<text:s/>Memorial<text:s/>Museum,<text:s/>July<text:s/>31,<text:s/>2006.<text:s/>RG-10.228.<text:s/>United<text:s/>States<text:s/>Holocaust<text:s/>Memorial<text:s/>Museum<text:s/>Archives.</text:span></text:p>
      <text:p text:style-name="P199"><text:span text:style-name="T199_1">United<text:s/>States<text:s/>Strategic<text:s/>Bombing<text:s/>Survey,<text:s/>Oil<text:s/>Division.<text:s/></text:span><text:span text:style-name="T199_2">Underground<text:s/>and<text:s/>Dispersal<text:s/>Plants<text:s/>in<text:s/>Greater<text:s/>Germany</text:span><text:span text:style-name="T199_3">.<text:s/>2nd<text:s/>ed.<text:s/>United<text:s/>States<text:s/>Strategic<text:s/>Bombing<text:s/>Survey<text:s/>(Series)<text:s/>(European<text:s/>War)<text:s/>112.<text:s/>Washington,<text:s/>D.C.:<text:s/>United<text:s/>States<text:s/>Strategic<text:s/>Bombing<text:s/>Survey,<text:s/>Oil<text:s/>Division.,<text:s/>1947.</text:span></text:p>
      <text:p text:style-name="P200"><text:span text:style-name="T200_1">Vahle.<text:s/>“Subject:<text:s/>Demolition<text:s/>of<text:s/>the<text:s/>Establishment<text:s/>of<text:s/>the<text:s/>Jakobsberg;<text:s/>List<text:s/>‘A’,<text:s/>Item<text:s/>5<text:s/>and<text:s/>6<text:s/>–<text:s/>817<text:s/>C/N<text:s/>-.,”<text:s/>June<text:s/>18,<text:s/>1948.<text:s/>Aktenbestand<text:s/>D51,<text:s/>Akten<text:s/>Nummer<text:s/>225.<text:s/>Staatsarchive<text:s/>Detmold.</text:span></text:p>
      <text:p text:style-name="P201"><text:span text:style-name="T201_1">Vider,<text:s/>Brakhah.<text:s/>USC<text:s/>Shoah<text:s/>Foundation<text:s/>Institute<text:s/>testimony<text:s/>of<text:s/>Brakhah<text:s/>Vider,<text:s/>April<text:s/>22,<text:s/>1999.<text:s/>VHA<text:s/>Interview<text:s/>Code:<text:s/>49724.<text:s/>USC<text:s/>Shoah<text:s/>Foundation<text:s/>Visual<text:s/>History<text:s/>Archive.<text:s/>https://sfi.usc.edu/vha.</text:span></text:p>
      <text:p text:style-name="P202"><text:span text:style-name="T202_1">Weise,<text:s/>Knud.<text:s/>“Fragebogen<text:s/>und<text:s/>Bericht<text:s/>von<text:s/>Knud<text:s/>Weise,”<text:s/>September<text:s/>14,<text:s/>1946.<text:s/>Kommunalarchiv<text:s/>der<text:s/>Stadt<text:s/>Minden.</text:span></text:p>
      <text:p text:style-name="P203"><text:span text:style-name="T203_1">Zachariassen,<text:s/>Arne.<text:s/>“Auszug<text:s/>aus<text:s/>dem<text:s/>Fragebogen<text:s/>und<text:s/>Persönlicher<text:s/>Bericht<text:s/>von<text:s/>Arne<text:s/>Zachariassen,”<text:s/>June<text:s/>6,<text:s/>1947.<text:s/>Kommunalarchiv<text:s/>der<text:s/>Stadt<text:s/>Minden.</text:span></text:p>
      <text:p text:style-name="P204"><text:span text:style-name="T204_1">Zwagolskij,<text:s/>Dimitrij<text:s/>Iwanowitsch.<text:s/>“Schreiben<text:s/>von<text:s/>Dimitrij<text:s/>Iwanowitsch<text:s/>Zwagolskij,”<text:s/>January<text:s/>16,<text:s/>1999.<text:s/>1472.<text:s/>Archiv<text:s/>der<text:s/>KZ</text:span><text:span text:style-name="T204_2">‑Gedenkstätte<text:s/>Neuengamme.</text:span></text:p>
      <text:p text:style-name="P205"><text:bookmark-start text:name="Secondary_Sources"/><text:span text:style-name="T205_1">Secondary</text:span><text:bookmark-end text:name="Secondary_Sources"/><text:span text:style-name="T205_2"><text:s/>Sources</text:span></text:p>
      <text:p text:style-name="P206"/>
      <text:p text:style-name="P207"><text:span text:style-name="T207_1">Allen,<text:s/>Michael<text:s/>Thad.<text:s/>“The<text:s/>Banality<text:s/>of<text:s/>Evil<text:s/>Reconsidered:<text:s/>SS<text:s/>Mid-Level<text:s/>Managers<text:s/>of<text:s/>Extermination<text:s/>through<text:s/>Work.”<text:s/></text:span><text:span text:style-name="T207_2">Central<text:s/>European<text:s/>History</text:span><text:span text:style-name="T207_3"><text:s/>30,<text:s/>no.<text:s/>2<text:s/>(1997):<text:s/>253–94.</text:span></text:p>
      <text:p text:style-name="P208"><text:span text:style-name="T208_1">———.<text:s/></text:span><text:span text:style-name="T208_2">The<text:s/>Business<text:s/>of<text:s/>Genocide:<text:s/>The<text:s/>SS,<text:s/>Slave<text:s/>Labor,<text:s/>and<text:s/>the<text:s/>Concentration<text:s/>Camps</text:span><text:span text:style-name="T208_3">.<text:s/>Chapel<text:s/>Hill,<text:s/>N.C:<text:s/>University<text:s/>of<text:s/>North<text:s/>Carolina<text:s/>Press,<text:s/>2002.</text:span></text:p>
      <text:p text:style-name="P209"><text:span text:style-name="T209_1">Ansichtskarte<text:s/>/<text:s/>Postkarte<text:s/>Porta<text:s/>Westfalica,<text:s/>Arminsberg,<text:s/>Hotel<text:s/>Großer<text:s/>Kurfürst<text:s/>|<text:s/>Akpool.de</text:span><text:span text:style-name="T209_2">.<text:s/>Accessed<text:s/>September<text:s/>11,<text:s/>2015.<text:s/>http://www.akpool.de/ansichtskarten/184246-ansichtskarte-postkarte-porta-westfalica-arminsberg-hotel-grosser-kurfuerst.</text:span></text:p>
      <text:p text:style-name="P210"><text:span text:style-name="T210_1">Baier,<text:s/>Alfons,<text:s/>and<text:s/>Dieter<text:s/>Freitag.<text:s/>“Das<text:s/>‘Doggerwerk’<text:s/>bei<text:s/>Happurg<text:s/>(Nürnberger<text:s/>Land):<text:s/>zur<text:s/>Geschichte<text:s/>und<text:s/>Geologie<text:s/>einer<text:s/>unterirdischen<text:s/>Rüstungsfabrik,”<text:s/>1996.</text:span></text:p>
      <text:p text:style-name="P211"><text:span text:style-name="T211_1">Baldoli,<text:s/>Claudia,<text:s/>Andrew<text:s/>Knapp,<text:s/>and<text:s/>R.<text:s/>J.<text:s/>Overy,<text:s/>eds.<text:s/></text:span><text:span text:style-name="T211_2">Bombing,<text:s/>States<text:s/>and<text:s/>Peoples<text:s/>in<text:s/>Western<text:s/>Europe,<text:s/>1940-1945</text:span><text:span text:style-name="T211_3">.<text:s/>London</text:span><text:span text:style-name="T211_4"> ;<text:s/>New<text:s/>York,<text:s/>NY:<text:s/>Continuum,<text:s/>2011.</text:span></text:p>
      <text:p text:style-name="P212"><text:span text:style-name="T212_1">Bartuschka,<text:s/>Marc.<text:s/></text:span><text:span text:style-name="T212_2">Unter<text:s/>Zurückstellung<text:s/>aller<text:s/>möglichen<text:s/>Bedenken</text:span><text:span text:style-name="T212_3"> </text:span><text:span text:style-name="T212_4">:<text:s/>Die<text:s/>NS-Betriebsgruppe<text:s/>“Reichsmarschall<text:s/>Hermann<text:s/>Göring”;<text:s/>(REIMAHG)<text:s/>und<text:s/>der<text:s/>Zwangsarbeitereinsatz<text:s/>1944/1945</text:span><text:span text:style-name="T212_5">.<text:s/>Göttingen,<text:s/>Niedersachs:<text:s/>Wallstein,<text:s/>2011.</text:span></text:p>
      <text:p text:style-name="P213"><text:span text:style-name="T213_1">Beck,<text:s/>Earl<text:s/>R.<text:s/>“The<text:s/>Allied<text:s/>Bombing<text:s/>of<text:s/>Germany,<text:s/>1942-1945,<text:s/>and<text:s/>the<text:s/>German<text:s/>Response:<text:s/>Dilemmas<text:s/>of<text:s/>Judgment.”<text:s/></text:span><text:span text:style-name="T213_2">German<text:s/>Studies<text:s/>Review</text:span><text:span text:style-name="T213_3"><text:s/>5,<text:s/>no.<text:s/>3<text:s/>(October<text:s/>1,<text:s/>1982):<text:s/>325–37.<text:s/>doi:10.2307/1428949.</text:span></text:p>
      <text:p text:style-name="P214"><text:span text:style-name="T214_1">Bellon,<text:s/>Bernard<text:s/>P.<text:s/></text:span><text:span text:style-name="T214_2">Mercedes<text:s/>in<text:s/>Peace<text:s/>and<text:s/>War:<text:s/>German<text:s/>Automobile<text:s/>Workers,<text:s/>1903-<text:s/>1945</text:span><text:span text:style-name="T214_3">.<text:s/>New<text:s/>York:<text:s/>Columbia<text:s/>University<text:s/>Press,<text:s/>1990.</text:span></text:p>
      <text:p text:style-name="P215"><text:span text:style-name="T215_1">Bergmann,<text:s/>Jochen.<text:s/></text:span><text:span text:style-name="T215_2">Der<text:s/>unterirdische<text:s/>Krieg<text:s/>an<text:s/>der<text:s/>Porta<text:s/>Westfalica</text:span><text:span text:style-name="T215_3">.<text:s/>epubli,<text:s/>2011.<text:s/>http://www.epubli.de/shop/buch/2000000011712.</text:span></text:p>
      <text:p text:style-name="P216"><text:span text:style-name="T216_1">———.<text:s/></text:span><text:span text:style-name="T216_2">Porta<text:s/>Westfalica<text:s/>Underground<text:s/>Pictures</text:span><text:span text:style-name="T216_3">.<text:s/>epubli,<text:s/>2009.<text:s/>http://www.epubli.de/shop/buch/2000000001177.</text:span></text:p>
      <text:p text:style-name="P217"><text:span text:style-name="T217_1">Birkey,<text:s/>Douglas<text:s/>A.<text:s/>“Aiming<text:s/>for<text:s/>Strategic<text:s/>Effect:<text:s/>The<text:s/>Evolution<text:s/>of<text:s/>the<text:s/>Army<text:s/>Air<text:s/>Force’s<text:s/>Strategic<text:s/>Bombardment<text:s/>Campaigns<text:s/>of<text:s/>World<text:s/>War<text:s/>II.”<text:s/>Dissertation,<text:s/>Georgetown<text:s/>University,<text:s/>2013.<text:s/>Georgetown<text:s/>University<text:s/>Library.<text:s/>http://repository.library.georgetown.edu/handle/10822/558339.</text:span></text:p>
      <text:p text:style-name="P218"><text:span text:style-name="T218_1">Blanke-Bohne,<text:s/>Reinhold.<text:s/>“Die<text:s/>unterirdische<text:s/>Verlagerung<text:s/>von<text:s/>Rüstungsbetrieben<text:s/>und<text:s/>die<text:s/>Außenlager<text:s/>des<text:s/>KZ<text:s/>Neuengamme<text:s/>in<text:s/>Porta<text:s/>Westfalica<text:s/>bei<text:s/>Minden.”<text:s/>Dissertation,<text:s/>University<text:s/>of<text:s/>Bremen,<text:s/>1984.</text:span></text:p>
      <text:p text:style-name="P219"><text:span text:style-name="T219_1">Bleton,<text:s/>Pierre,<text:s/>Wiebke<text:s/>von<text:s/>Bernstorff,<text:s/>Gerd<text:s/>Adolf<text:s/>Hermening,<text:s/>and<text:s/>Reinhard<text:s/>Busch.<text:s/></text:span><text:span text:style-name="T219_2">“Das<text:s/>Leben<text:s/>ist<text:s/>schön!”:<text:s/>Uberlebensstrategien<text:s/>eines<text:s/>Häftlings<text:s/>im<text:s/>KZ<text:s/>Porta</text:span><text:span text:style-name="T219_3">.<text:s/>Bielefeld:<text:s/>AJZ<text:s/>Verlag,<text:s/>1987.</text:span></text:p>
      <text:p text:style-name="P220"><text:span text:style-name="T220_1">Borgman,<text:s/>Christine<text:s/>L.<text:s/></text:span><text:span text:style-name="T220_2">Scholarship<text:s/>in<text:s/>the<text:s/>Digital<text:s/>Age:<text:s/>Information,<text:s/>Infrastructure,<text:s/>and<text:s/>the<text:s/>Internet</text:span><text:span text:style-name="T220_3">.<text:s/>Cambridge,<text:s/>Mass:<text:s/>MIT<text:s/>Press,<text:s/>2007.</text:span></text:p>
      <text:p text:style-name="P221"><text:span text:style-name="T221_1">Brauer,<text:s/>Jurgen,<text:s/>and<text:s/>Hubert<text:s/>P<text:s/>Van<text:s/>Tuyll.<text:s/></text:span><text:span text:style-name="T221_2">Castles,<text:s/>Battles,<text:s/>&amp;<text:s/>Bombs:<text:s/>How<text:s/>Economics<text:s/>Explains<text:s/>Military<text:s/>History</text:span><text:span text:style-name="T221_3">.<text:s/>Chicago:<text:s/>University<text:s/>of<text:s/>Chicago<text:s/>Press,<text:s/>2008.</text:span></text:p>
      <text:p text:style-name="P222"><text:span text:style-name="T222_1">Childers,<text:s/>Thomas.<text:s/>“‘Facilis<text:s/>Descensus<text:s/>Averni<text:s/>Est’:<text:s/>The<text:s/>Allied<text:s/>Bombing<text:s/>of<text:s/>Germany<text:s/>and<text:s/>the<text:s/>Issue<text:s/>of<text:s/>German<text:s/>Suffering.”<text:s/></text:span><text:span text:style-name="T222_2">Central<text:s/>European<text:s/>History</text:span><text:span text:style-name="T222_3"><text:s/>38,<text:s/>no.<text:s/>1<text:s/>(January<text:s/>1,<text:s/>2005):<text:s/>75–105.</text:span></text:p>
      <text:p text:style-name="P223"><text:span text:style-name="T223_1">Cohen,<text:s/>Daniel<text:s/>J,<text:s/>and<text:s/>Roy<text:s/>Rosenzweig.<text:s/></text:span><text:span text:style-name="T223_2">Digital<text:s/>History:<text:s/>A<text:s/>Guide<text:s/>to<text:s/>Gathering,<text:s/>Preserving,<text:s/>and<text:s/>Presenting<text:s/>the<text:s/>Past<text:s/>on<text:s/>the<text:s/>Web</text:span><text:span text:style-name="T223_3">.<text:s/>Philadelphia:<text:s/>University<text:s/>of<text:s/>Pennsylvania<text:s/>Press,<text:s/>2006.</text:span></text:p>
      <text:p text:style-name="P224"><text:span text:style-name="T224_1">Dougherty,<text:s/>Jack,<text:s/>and<text:s/>Kristen<text:s/>Nawrotzki.<text:s/>“Writing<text:s/>History<text:s/>in<text:s/>the<text:s/>Digital<text:s/>Age.”<text:s/></text:span><text:span text:style-name="T224_2">Writing<text:s/>History<text:s/>in<text:s/>the<text:s/>Digital<text:s/>Age</text:span><text:span text:style-name="T224_3">,<text:s/>May<text:s/>22,<text:s/>2011.<text:s/>http://writinghistory.trincoll.edu/.</text:span></text:p>
      <text:p text:style-name="P225"><text:span text:style-name="T225_1">Freund,<text:s/>Florian.<text:s/></text:span><text:span text:style-name="T225_2">Arbeitslager<text:s/>Zement.<text:s/>Das<text:s/>Konzentrationslager<text:s/>Ebensee<text:s/>Und<text:s/>Die<text:s/>Raketenrüstung.</text:span><text:span text:style-name="T225_3"><text:s/>Wien,<text:s/>1989.</text:span></text:p>
      <text:p text:style-name="P226"><text:span text:style-name="T226_1">Friedrich,<text:s/>Jörg.<text:s/></text:span><text:span text:style-name="T226_2">Der<text:s/>Brand:<text:s/>Deutschland<text:s/>Im<text:s/>Bombenkrieg<text:s/>1940-1945</text:span><text:span text:style-name="T226_3">.<text:s/>3.<text:s/>Aufl.<text:s/>Berlin:<text:s/>Propyläen,<text:s/>2002.</text:span></text:p>
      <text:p text:style-name="P227"><text:span text:style-name="T227_1">Fritzsche,<text:s/>Peter.<text:s/></text:span><text:span text:style-name="T227_2">A<text:s/>Nation<text:s/>of<text:s/>Fliers:<text:s/>German<text:s/>Aviation<text:s/>and<text:s/>the<text:s/>Popular<text:s/>Imagination</text:span><text:span text:style-name="T227_3">.<text:s/>Cambridge,<text:s/>Mass:<text:s/>Harvard<text:s/>University<text:s/>Press,<text:s/>1992.</text:span></text:p>
      <text:p text:style-name="P228"><text:span text:style-name="T228_1">Fröbe,<text:s/>Rainer.<text:s/></text:span><text:span text:style-name="T228_2">Der<text:s/>Arbeitseinsatz<text:s/>von<text:s/>KZ-Häftlingen<text:s/>und<text:s/>die<text:s/>Perspektive<text:s/>der<text:s/>Industrie,<text:s/>1943-1945.</text:span><text:span text:style-name="T228_3"><text:s/>Hamburg:<text:s/>VSA-Verlag,<text:s/>1991.</text:span></text:p>
      <text:p text:style-name="P229"><text:span text:style-name="T229_1">———.<text:s/>“Die<text:s/>Organisation<text:s/>des<text:s/>Einsatzes<text:s/>von<text:s/>KZ-Häftlingen<text:s/>bei<text:s/>Bauvorhaben<text:s/>der<text:s/>Amtgruppe<text:s/>C<text:s/>des<text:s/>SS-WVHA<text:s/>(Kammler-Stab)<text:s/>am<text:s/>Beispiel<text:s/>Porta<text:s/>Westfalica,”<text:s/>February<text:s/>1984.<text:s/>Ng<text:s/>6.4.67.<text:s/>KZ-Gedenkstätte<text:s/>Neuengamme<text:s/>(Hamburg).</text:span></text:p>
      <text:p text:style-name="P230"><text:span text:style-name="T230_1">———.<text:s/></text:span><text:span text:style-name="T230_2">“Vernichtung<text:s/>durch<text:s/>Arbeit”?:<text:s/>KZ-Häftlinge<text:s/>in<text:s/>Rüstungsbetrieben<text:s/>an<text:s/>der<text:s/>Porta<text:s/>Westfalica<text:s/>in<text:s/>den<text:s/>letzten<text:s/>Monaten<text:s/>des<text:s/>Zweiten<text:s/>Weltkriegs</text:span><text:span text:style-name="T230_3">.<text:s/>[Bielefeld]:<text:s/>AJZ,<text:s/>1986.</text:span></text:p>
      <text:p text:style-name="P231"><text:span text:style-name="T231_1">Gibbs,<text:s/>Fred.<text:s/>“Visual<text:s/>Critique<text:s/>in<text:s/>the<text:s/>Humanities.”<text:s/>Blog.<text:s/></text:span><text:span text:style-name="T231_2">Visual<text:s/>Critique<text:s/>in<text:s/>the<text:s/>Humanities</text:span><text:span text:style-name="T231_3">,<text:s/>February<text:s/>23,<text:s/>2015.<text:s/>http://fredgibbs.net/posts/visual-critique-in-the-humanities/.</text:span></text:p>
      <text:p text:style-name="P232"><text:span text:style-name="T232_1">Gitelman,<text:s/>Lisa.<text:s/></text:span><text:span text:style-name="T232_2">Always<text:s/>Already<text:s/>New:<text:s/>Media,<text:s/>History<text:s/>and<text:s/>the<text:s/>Data<text:s/>of<text:s/>Culture</text:span><text:span text:style-name="T232_3">.<text:s/>Cambridge,<text:s/>Mass:<text:s/>MIT<text:s/>Press,<text:s/>2006.</text:span></text:p>
      <text:p text:style-name="P233"><text:span text:style-name="T233_1">Gleichmann,<text:s/>Markus,<text:s/>and<text:s/>Karl-Heinz<text:s/>Bock.<text:s/></text:span><text:span text:style-name="T233_2">Düsenjäger<text:s/>über<text:s/>dem<text:s/>Walpersberg</text:span><text:span text:style-name="T233_3"> </text:span><text:span text:style-name="T233_4">:<text:s/>die<text:s/>Geschichte<text:s/>des<text:s/>unterirdischen<text:s/>Flugzeugwerkes<text:s/>“REIMAHG”<text:s/>bei<text:s/>Kahla/Thüringen</text:span><text:span text:style-name="T233_5"> </text:span><text:span text:style-name="T233_6">:<text:s/>[ein<text:s/>Buch<text:s/>zur<text:s/>Geschichte<text:s/>des<text:s/>Freistaates<text:s/>Thüringen<text:s/>und<text:s/>des<text:s/>Zweiten<text:s/>Weltkrieges]</text:span><text:span text:style-name="T233_7">.<text:s/>Zella-Mehlis:<text:s/>Heinrich-Jung-Verlagsgesellschaft,<text:s/>2009.</text:span></text:p>
      <text:p text:style-name="P234"><text:span text:style-name="T234_1">Gregor,<text:s/>Neil.<text:s/>“A<text:s/>Schicksalsgemeinschaft?<text:s/>Allied<text:s/>Bombing,<text:s/>Civilian<text:s/>Morale,<text:s/>and<text:s/>Social<text:s/>Dissolution<text:s/>in<text:s/>Nuremberg,<text:s/>1942-1945.”<text:s/></text:span><text:span text:style-name="T234_2">The<text:s/>Historical<text:s/>Journal</text:span><text:span text:style-name="T234_3"><text:s/>43,<text:s/>no.<text:s/>4<text:s/>(December<text:s/>2000):<text:s/>1051–70.</text:span></text:p>
      <text:p text:style-name="P235"><text:span text:style-name="T235_1">———.<text:s/></text:span><text:span text:style-name="T235_2">Daimler-Benz<text:s/>in<text:s/>the<text:s/>Third<text:s/>Reich</text:span><text:span text:style-name="T235_3">.<text:s/>New<text:s/>Haven,<text:s/>CT:<text:s/>Yale<text:s/>University<text:s/>Press,<text:s/>1998.</text:span></text:p>
      <text:p text:style-name="P236"><text:span text:style-name="T236_1">Gregory,<text:s/>Ian,<text:s/>and<text:s/>Paul<text:s/>S<text:s/>Ell.<text:s/></text:span><text:span text:style-name="T236_2">Historical<text:s/>GIS:<text:s/>Technologies,<text:s/>Methodologies,<text:s/>and<text:s/>Scholarship</text:span><text:span text:style-name="T236_3">.<text:s/>Cambridge;<text:s/>New<text:s/>York:<text:s/>Cambridge<text:s/>University<text:s/>Press,<text:s/>2007.</text:span></text:p>
      <text:p text:style-name="P237"><text:span text:style-name="T237_1">Gurland,<text:s/>A.<text:s/>R.<text:s/>L.<text:s/></text:span><text:span text:style-name="T237_2">The<text:s/>Fate<text:s/>of<text:s/>Small<text:s/>Business<text:s/>in<text:s/>Nazi<text:s/>Germany</text:span><text:span text:style-name="T237_3">.<text:s/>New<text:s/>York:<text:s/>H.<text:s/>Fertig,<text:s/>1975.</text:span></text:p>
      <text:p text:style-name="P238"><text:span text:style-name="T238_1">Hansen,<text:s/>Jens-Christian.<text:s/>“Dänische<text:s/>Häftlinge<text:s/>im<text:s/>KZ-Außenlager<text:s/>Porta<text:s/>Westfalica-Barkhausen.”<text:s/>In<text:s/></text:span><text:span text:style-name="T238_2">Tagung<text:s/>über<text:s/>die<text:s/>Außenlager<text:s/>des<text:s/>KZ<text:s/>Neuengamme<text:s/>a.<text:s/>d.<text:s/>Porta<text:s/>Westfalica</text:span><text:span text:style-name="T238_3">.<text:s/>Martin-Luther-Gemeindehaus,<text:s/>Böllingsbrink,<text:s/>PW-Barkhausen,<text:s/>2015.</text:span></text:p>
      <text:p text:style-name="P239"><text:span text:style-name="T239_1">Hansen,<text:s/>Randall.<text:s/></text:span><text:span text:style-name="T239_2">Fire<text:s/>and<text:s/>Fury</text:span><text:span text:style-name="T239_3">.<text:s/>Doubleday<text:s/>Canada,<text:s/>Limited,<text:s/>2009.</text:span></text:p>
      <text:p text:style-name="P240"><text:span text:style-name="T240_1">Hatt,<text:s/>Henry.<text:s/></text:span><text:span text:style-name="T240_2">Deckname<text:s/>Kaulquappe:<text:s/>geheime<text:s/>Verlagerung<text:s/>der<text:s/>Rüstungsproduktion<text:s/>des<text:s/>“Jenaer<text:s/>Glaswerk<text:s/>Schott<text:s/>&amp;<text:s/>Gen.”<text:s/>in<text:s/>den<text:s/>Thüringer<text:s/>Staatsschieferbruch<text:s/>Lehesten</text:span><text:span text:style-name="T240_3">.<text:s/>Ludwigsstadt:<text:s/>Hattenhauer,<text:s/>2005.</text:span></text:p>
      <text:p text:style-name="P241"><text:span text:style-name="T241_1">Haunschmied,<text:s/>Rudolf<text:s/>A.,<text:s/>Jan-Ruth<text:s/>Mills,<text:s/>and<text:s/>Siegi<text:s/>Witzany-Durda.<text:s/></text:span><text:span text:style-name="T241_2">St.<text:s/>Georgen<text:s/>-<text:s/>Gusen<text:s/>-<text:s/>Mauthausen:<text:s/>Concentration<text:s/>Camp<text:s/>Mauthausen<text:s/>Reconsidered</text:span><text:span text:style-name="T241_3">.<text:s/>BoD<text:s/>–<text:s/>Books<text:s/>on<text:s/>Demand,<text:s/>2007.</text:span></text:p>
      <text:p text:style-name="P242"><text:span text:style-name="T242_1">Hayes,<text:s/>Peter.<text:s/></text:span><text:span text:style-name="T242_2">Industry<text:s/>and<text:s/>Ideology:<text:s/>IG<text:s/>Farben<text:s/>in<text:s/>the<text:s/>Nazi<text:s/>Era</text:span><text:span text:style-name="T242_3">.<text:s/>Cambridge<text:s/>[Cambridgeshire]:<text:s/>Cambridge<text:s/>University<text:s/>Press,<text:s/>1987.</text:span></text:p>
      <text:p text:style-name="P243"><text:span text:style-name="T243_1">Herbert,<text:s/>Ulrich.<text:s/>“Forced<text:s/>Laborers<text:s/>in<text:s/>the<text:s/>Third<text:s/>Reich:<text:s/>An<text:s/>Overview.”<text:s/></text:span><text:span text:style-name="T243_2">International<text:s/>Labor<text:s/>and<text:s/>Working-Class<text:s/>History</text:span><text:span text:style-name="T243_3">,<text:s/>no.<text:s/>58<text:s/>(Fall<text:s/>2000):<text:s/>192–218.</text:span></text:p>
      <text:p text:style-name="P244"><text:span text:style-name="T244_1">———.<text:s/></text:span><text:span text:style-name="T244_2">Geschichte<text:s/>der<text:s/>Ausländerpolitik<text:s/>in<text:s/>Deutschland:<text:s/>Saisonarbeiter,<text:s/>Zwangsarbeiter,<text:s/>Gastarbeiter,<text:s/>Flüchtlinge</text:span><text:span text:style-name="T244_3">.<text:s/>München:<text:s/>Beck,<text:s/>2001.</text:span></text:p>
      <text:p text:style-name="P245"><text:span text:style-name="T245_1">Herskovits-Gutmann,<text:s/>Ruth.<text:s/></text:span><text:span text:style-name="T245_2">A<text:s/>Final<text:s/>Reckoning:<text:s/>A<text:s/>Hannover<text:s/>Family’s<text:s/>Life<text:s/>and<text:s/>Death<text:s/>in<text:s/>the<text:s/>Shoah</text:span><text:span text:style-name="T245_3">,<text:s/>2013.</text:span></text:p>
      <text:p text:style-name="P246"><text:span text:style-name="T246_1">———.<text:s/></text:span><text:span text:style-name="T246_2">Auswanderung<text:s/>vorläufig<text:s/>nicht<text:s/>möglich:<text:s/>die<text:s/>Geschichte<text:s/>der<text:s/>Familie<text:s/>Herskovits<text:s/>aus<text:s/>Hannover</text:span><text:span text:style-name="T246_3">.<text:s/>Göttingen:<text:s/>Wallstein,<text:s/>2002.</text:span></text:p>
      <text:p text:style-name="P247"><text:span text:style-name="T247_1">Hillier,<text:s/>Amy,<text:s/>and<text:s/>Anne<text:s/>Kelly<text:s/>Knowles.<text:s/></text:span><text:span text:style-name="T247_2">Placing<text:s/>History:<text:s/>How<text:s/>Maps,<text:s/>Spatial<text:s/>Data,<text:s/>and<text:s/>GIS<text:s/>Are<text:s/>Changing<text:s/>Historical<text:s/>Scholarship</text:span><text:span text:style-name="T247_3">.<text:s/>Redlands,<text:s/>Calif:<text:s/>ESRI<text:s/>Press,<text:s/>2008.</text:span></text:p>
      <text:p text:style-name="P248"><text:span text:style-name="T248_1">“ISO<text:s/>8601.”<text:s/></text:span><text:span text:style-name="T248_2">Wikipedia,<text:s/>the<text:s/>Free<text:s/>Encyclopedia</text:span><text:span text:style-name="T248_3">,<text:s/>January<text:s/>5,<text:s/>2016.<text:s/>https://en.wikipedia.org/w/index.php?title=ISO_8601&amp;oldid=698302577.</text:span></text:p>
      <text:p text:style-name="P249"><text:span text:style-name="T249_1">Jaskot,<text:s/>Paul.<text:s/></text:span><text:span text:style-name="T249_2">The<text:s/>Architecture<text:s/>of<text:s/>Oppression:<text:s/>The<text:s/>SS,<text:s/>Forced<text:s/>Labor<text:s/>and<text:s/>the<text:s/>Nazi<text:s/>Monumental<text:s/>Building<text:s/>Economy</text:span><text:span text:style-name="T249_3">.<text:s/>London;<text:s/>New<text:s/>York:<text:s/>Routledge,<text:s/>2000.</text:span></text:p>
      <text:p text:style-name="P250"><text:span text:style-name="T250_1">Jeffreys,<text:s/>Diarmuid.<text:s/></text:span><text:span text:style-name="T250_2">Hell’s<text:s/>Cartel:<text:s/>IG<text:s/>Farben<text:s/>and<text:s/>the<text:s/>Making<text:s/>of<text:s/>Hitler’s<text:s/>War<text:s/>Machine</text:span><text:span text:style-name="T250_3">.<text:s/>New<text:s/>York,<text:s/>NY:<text:s/>Metropolitan<text:s/>Books/<text:s/>Henry<text:s/>Holt,<text:s/>2010.</text:span></text:p>
      <text:p text:style-name="P251"><text:span text:style-name="T251_1">Kelly,<text:s/>T.<text:s/>Mills.<text:s/></text:span><text:span text:style-name="T251_2">Teaching<text:s/>History<text:s/>in<text:s/>the<text:s/>Digital<text:s/>Age</text:span><text:span text:style-name="T251_3">,<text:s/>2013.<text:s/>http://hdl.handle.net/2027/spo.12146032.0001.001.</text:span></text:p>
      <text:p text:style-name="P252"><text:span text:style-name="T252_1">Kemp,<text:s/>Karen<text:s/>K.<text:s/>“What<text:s/>Can<text:s/>GIS<text:s/>Offer<text:s/>History?”<text:s/></text:span><text:span text:style-name="T252_2">International<text:s/>Journal<text:s/>of<text:s/>Humanities<text:s/>&amp;<text:s/>Arts<text:s/>Computing</text:span><text:span text:style-name="T252_3"><text:s/>3,<text:s/>no.<text:s/>1/2<text:s/>(March<text:s/>2009):<text:s/>15–19.<text:s/>doi:10.3366/ijhac.2009.0006.</text:span></text:p>
      <text:p text:style-name="P253"><text:span text:style-name="T253_1">Kielar,<text:s/>Wieslaw.<text:s/></text:span><text:span text:style-name="T253_2">Anus<text:s/>mundi</text:span><text:span text:style-name="T253_3"> </text:span><text:span text:style-name="T253_4">:<text:s/>fünf<text:s/>Jahre<text:s/>Auschwitz</text:span><text:span text:style-name="T253_5">.<text:s/>Ungekürzte<text:s/>Ausg.,<text:s/>8.<text:s/>Aufl.<text:s/>Fischer<text:s/>Taschenbücher</text:span><text:span text:style-name="T253_6"> ;<text:s/>Frankfurt<text:s/>am<text:s/>Main:<text:s/>Fischer,<text:s/>2001.</text:span></text:p>
      <text:p text:style-name="P254"><text:span text:style-name="T254_1">Kieler,<text:s/>Jørgen.<text:s/></text:span><text:span text:style-name="T254_2">Resistance<text:s/>Fighter:<text:s/>A<text:s/>Personal<text:s/>History<text:s/>of<text:s/>the<text:s/>Danish<text:s/>Resistance<text:s/>Movement,<text:s/>1940-1945</text:span><text:span text:style-name="T254_3">.<text:s/>Jerusalem,<text:s/>Israel;<text:s/>Lynbrook,<text:s/>NY:<text:s/>Gefen<text:s/>Publishing<text:s/>House,<text:s/>2007.</text:span></text:p>
      <text:p text:style-name="P255"><text:span text:style-name="T255_1">———.<text:s/></text:span><text:span text:style-name="T255_2">Resistance<text:s/>Fighter:<text:s/>A<text:s/>Personal<text:s/>History<text:s/>of<text:s/>the<text:s/>Danish<text:s/>Resistance<text:s/>Movement,<text:s/>1940-1945</text:span><text:span text:style-name="T255_3">.<text:s/>Jerusalem,<text:s/>Israel;<text:s/>Lynbrook,<text:s/>NY:<text:s/>Gefen<text:s/>Publishing<text:s/>House,<text:s/>2007.</text:span></text:p>
      <text:p text:style-name="P256"><text:span text:style-name="T256_1">Killen,<text:s/>John.<text:s/></text:span><text:span text:style-name="T256_2">Luftwaffe:<text:s/>A<text:s/>History</text:span><text:span text:style-name="T256_3">.<text:s/>Havertown,<text:s/>PA,<text:s/>USA:<text:s/>Pen<text:s/>and<text:s/>Sword,<text:s/>2013.<text:s/>http://site.ebrary.com/lib/alltitles/docDetail.action?docID=10884670.</text:span></text:p>
      <text:p text:style-name="P257"><text:span text:style-name="T257_1">Kirwin,<text:s/>Gerald.<text:s/>“Waiting<text:s/>for<text:s/>Retaliation<text:s/>-<text:s/>A<text:s/>Study<text:s/>in<text:s/>Nazi<text:s/>Propaganda<text:s/>Behaviour<text:s/>and<text:s/>German<text:s/>Civilian<text:s/>Morale.”<text:s/></text:span><text:span text:style-name="T257_2">Journal<text:s/>of<text:s/>Contemporary<text:s/>History</text:span><text:span text:style-name="T257_3"><text:s/>16,<text:s/>no.<text:s/>3<text:s/>(July<text:s/>1,<text:s/>1981):<text:s/>565–83.</text:span></text:p>
      <text:p text:style-name="P258"><text:span text:style-name="T258_1">Knowles,<text:s/>Anne<text:s/>Kelly,<text:s/>Tim<text:s/>Cole,<text:s/>and<text:s/>Alberto<text:s/>Giordano,<text:s/>eds.<text:s/></text:span><text:span text:style-name="T258_2">Geographies<text:s/>of<text:s/>the<text:s/>Holocaust</text:span><text:span text:style-name="T258_3">.<text:s/>The<text:s/>Spatial<text:s/>Humanities.<text:s/>Bloomington:<text:s/>Indiana<text:s/>University<text:s/>Press,<text:s/>2014.<text:s/>http://search.lib.virginia.edu/catalog/u6447841.</text:span></text:p>
      <text:p text:style-name="P259"><text:span text:style-name="T259_1">Knowles,<text:s/>Anne<text:s/>Kelly,<text:s/>and<text:s/>Amy<text:s/>Hillier.<text:s/></text:span><text:span text:style-name="T259_2">Placing<text:s/>History:<text:s/>How<text:s/>Maps,<text:s/>Spatial<text:s/>Data,<text:s/>and<text:s/>GIS<text:s/>Are<text:s/>Changing<text:s/>Historical<text:s/>Scholarship</text:span><text:span text:style-name="T259_3">.<text:s/>Pap/Cdr.<text:s/>ESRI<text:s/>Press,<text:s/>2008.</text:span></text:p>
      <text:p text:style-name="P260"><text:span text:style-name="T260_1">K</text:span><text:span text:style-name="T260_2">řivský,<text:s/>Jiří.<text:s/></text:span><text:span text:style-name="T260_3">Richard<text:s/>-<text:s/>Unterirdische<text:s/>Fabrik<text:s/>Und<text:s/>Konzentrationslager<text:s/>Bei<text:s/>Litom</text:span><text:span text:style-name="T260_4">ěřice</text:span><text:span text:style-name="T260_5"> </text:span><text:span text:style-name="T260_6">:<text:s/>Mahnmal<text:s/>Terezín</text:span><text:span text:style-name="T260_7">.<text:s/>Terezín:<text:s/>Památník<text:s/>Terezín,<text:s/>1967.</text:span></text:p>
      <text:p text:style-name="P261"><text:span text:style-name="T261_1">Lange,<text:s/>Thomas<text:s/>Friedrich.<text:s/>“Die<text:s/>Konzentrationslager<text:s/>an<text:s/>der<text:s/>Porta<text:s/>Westfalica.”<text:s/>Masters<text:s/>Thesis,<text:s/>University<text:s/>of<text:s/>Hannover,<text:s/>2006.<text:s/>KZ-Gedenkstätte<text:s/>Neuengamme<text:s/>(Hamburg).</text:span></text:p>
      <text:p text:style-name="P262"><text:span text:style-name="T262_1">Mackay,<text:s/>Robert.<text:s/></text:span><text:span text:style-name="T262_2">Half<text:s/>the<text:s/>Battle<text:s/>Civilian<text:s/>Morale<text:s/>in<text:s/>Britain<text:s/>during<text:s/>the<text:s/>Second<text:s/>World<text:s/>War</text:span><text:span text:style-name="T262_3">.<text:s/>Manchester</text:span><text:span text:style-name="T262_4"> ;<text:s/>New<text:s/>York:<text:s/>Manchester<text:s/>University<text:s/>Press :<text:s/>Distributed<text:s/>in<text:s/>the<text:s/>U.S.A.<text:s/>by<text:s/>Palgrave,<text:s/>2002.<text:s/>http://magik.gmu.edu/cgi-bin/Pwebrecon.cgi?DB=local&amp;FT=%22Half%20the%20battle%22&amp;CNT=25+records+per+page.</text:span></text:p>
      <text:p text:style-name="P263"><text:span text:style-name="T263_1">Madsen,<text:s/>Benedicte,<text:s/>and<text:s/>Søren<text:s/>Willert.<text:s/></text:span><text:span text:style-name="T263_2">Survival<text:s/>in<text:s/>the<text:s/>Organization:<text:s/>Gunnar<text:s/>Hjelholt<text:s/>Looks<text:s/>Back<text:s/>at<text:s/>the<text:s/>Concentration<text:s/>Camp<text:s/>from<text:s/>an<text:s/>Organizational<text:s/>Perspective</text:span><text:span text:style-name="T263_3">.<text:s/>Aarhus<text:s/>[Denmark];<text:s/>Oakville,<text:s/>Conn.:<text:s/>Aarhus<text:s/>University<text:s/>Press,<text:s/>1996.</text:span></text:p>
      <text:p text:style-name="P264"><text:span text:style-name="T264_1">Markowitsch,<text:s/>Tobias,<text:s/>and<text:s/>Kattrin<text:s/>Zwick.<text:s/></text:span><text:span text:style-name="T264_2">Goldfisch<text:s/>und<text:s/>Zebra:<text:s/>die<text:s/>Geschichte<text:s/>des<text:s/>Konzentrationslagers<text:s/>Neckarelz-Aussenkommando<text:s/>des<text:s/>KZ<text:s/>Natzweiler-Struthof</text:span><text:span text:style-name="T264_3">.<text:s/>St.<text:s/>Ingbert:<text:s/>Röhrig,<text:s/>2011.</text:span></text:p>
      <text:p text:style-name="P265"><text:span text:style-name="T265_1">Meynert,<text:s/>Joachim,<text:s/>and<text:s/>Arno<text:s/>Klönne.<text:s/></text:span><text:span text:style-name="T265_2">Verdrängte<text:s/>Geschichte:<text:s/>Verfolgung<text:s/>und<text:s/>Vernichtung<text:s/>in<text:s/>Ostwestfalen<text:s/>1933-1945</text:span><text:span text:style-name="T265_3">.<text:s/>Bielefeld:<text:s/>AJZ,<text:s/>1986.</text:span></text:p>
      <text:p text:style-name="P266"><text:span text:style-name="T266_1">Müller,<text:s/>Jan-Werner,<text:s/>ed.<text:s/></text:span><text:span text:style-name="T266_2">Memory<text:s/>and<text:s/>Power<text:s/>in<text:s/>Post-War<text:s/>Europe:<text:s/>Studies<text:s/>in<text:s/>the<text:s/>Presence<text:s/>of<text:s/>the<text:s/>Past</text:span><text:span text:style-name="T266_3">.<text:s/>Cambridge,<text:s/>UK</text:span><text:span text:style-name="T266_4"> ;<text:s/>New<text:s/>York,<text:s/>NY:<text:s/>Cambridge<text:s/>University<text:s/>Press,<text:s/>2002.</text:span></text:p>
      <text:p text:style-name="P267"><text:span text:style-name="T267_1">Muller,<text:s/>Klaus<text:s/>W.<text:s/></text:span><text:span text:style-name="T267_2">Deckname<text:s/>Lachs:<text:s/>Die<text:s/>Geschichte<text:s/>Der<text:s/>Unterirdischen<text:s/>Fertigung<text:s/>Der<text:s/>Me<text:s/>262<text:s/>Im<text:s/>Walpersberg<text:s/>Bei<text:s/>Kahla<text:s/>1944-45</text:span><text:span text:style-name="T267_3">.<text:s/>2.<text:s/>uberarbeitete<text:s/>Aufl.<text:s/>Heinrich-Jung-Verlagsgesellschaft,<text:s/>1995.</text:span></text:p>
      <text:p text:style-name="P268"><text:span text:style-name="T268_1">Nicosia,<text:s/>Francis<text:s/>R,<text:s/>and<text:s/>Jonathan<text:s/>Huener.<text:s/></text:span><text:span text:style-name="T268_2">Business<text:s/>and<text:s/>Industry<text:s/>in<text:s/>Nazi<text:s/>Germany</text:span><text:span text:style-name="T268_3">.<text:s/>New<text:s/>York:<text:s/>Berghahn<text:s/>Books,<text:s/>2004.</text:span></text:p>
      <text:p text:style-name="P269"><text:span text:style-name="T269_1">Ortgies,<text:s/>Norbert,<text:s/>and<text:s/>Ursula<text:s/>Wilm-Chemnitz.<text:s/></text:span><text:span text:style-name="T269_2">Tage<text:s/>im<text:s/>Tunnel<text:s/>(German<text:s/>Edition)</text:span><text:span text:style-name="T269_3">.<text:s/>Books<text:s/>On<text:s/>Demand,<text:s/>2001.</text:span></text:p>
      <text:p text:style-name="P270"><text:span text:style-name="T270_1">Overy,<text:s/>R.<text:s/>J.<text:s/>“Hitler<text:s/>and<text:s/>Air<text:s/>Strategy.”<text:s/></text:span><text:span text:style-name="T270_2">Journal<text:s/>of<text:s/>Contemporary<text:s/>History</text:span><text:span text:style-name="T270_3"><text:s/>15,<text:s/>no.<text:s/>3<text:s/>(July<text:s/>1980):<text:s/>405–21.</text:span></text:p>
      <text:p text:style-name="P271"><text:span text:style-name="T271_1">Overy,<text:s/>R.<text:s/>J.<text:s/></text:span><text:span text:style-name="T271_2">War<text:s/>and<text:s/>Economy<text:s/>in<text:s/>the<text:s/>Third<text:s/>Reich</text:span><text:span text:style-name="T271_3">.<text:s/>Oxford:<text:s/>Clarendon<text:s/>Press,<text:s/>1994.</text:span></text:p>
      <text:p text:style-name="P272"><text:span text:style-name="T272_1">Perz,<text:s/>Bertrand.<text:s/></text:span><text:span text:style-name="T272_2">Projekt<text:s/>Quarz:<text:s/>Steyr-Daimler-Puch<text:s/>Und<text:s/>Das<text:s/>Konzentrationslager<text:s/>Melk</text:span><text:span text:style-name="T272_3">.<text:s/>Industrie,<text:s/>Zwangsarbeit<text:s/>Und<text:s/>Konzentrationslager<text:s/>in<text:s/>Österreich.<text:s/>Wien:<text:s/>Verlag<text:s/>für<text:s/>Gesellschaftskritik,<text:s/>1991.</text:span></text:p>
      <text:p text:style-name="P273"><text:span text:style-name="T273_1">Pickles,<text:s/>John.<text:s/></text:span><text:span text:style-name="T273_2">A<text:s/>History<text:s/>of<text:s/>Spaces:<text:s/>Cartographic<text:s/>Reason,<text:s/>Mapping,<text:s/>and<text:s/>the<text:s/>Geo-Coded<text:s/>World</text:span><text:span text:style-name="T273_3">.<text:s/>London:<text:s/>Routledge,<text:s/>2004.</text:span></text:p>
      <text:p text:style-name="P274"><text:span text:style-name="T274_1">Pohl,<text:s/>Hans.<text:s/></text:span><text:span text:style-name="T274_2">Die<text:s/>Daimler-Benz<text:s/>AG<text:s/>in<text:s/>Den<text:s/>Jahren<text:s/>1933<text:s/>Bis<text:s/>1945:<text:s/>Eine<text:s/>Dokumentation</text:span><text:span text:style-name="T274_3">.<text:s/>Stuttgart:<text:s/>Franz<text:s/>Steiner<text:s/>Verlag<text:s/>Wiesbaden,<text:s/>1986.</text:span></text:p>
      <text:p text:style-name="P275"><text:span text:style-name="T275_1">Reuter,<text:s/>Claus.<text:s/></text:span><text:span text:style-name="T275_2">Reimahg,<text:s/>from<text:s/>Sandpit<text:s/>to<text:s/>Armament<text:s/>Factory</text:span><text:span text:style-name="T275_3"> </text:span><text:span text:style-name="T275_4">:<text:s/>History<text:s/>of<text:s/>Hitler’s<text:s/>Secret<text:s/>Underground<text:s/>Factory</text:span><text:span text:style-name="T275_5"> </text:span><text:span text:style-name="T275_6">:<text:s/>With<text:s/>a<text:s/>Short<text:s/>History<text:s/>of<text:s/>the<text:s/>Me<text:s/>262<text:s/>and<text:s/>Fw<text:s/>190</text:span><text:span text:style-name="T275_7">.<text:s/>S.l.:<text:s/>s.n.,<text:s/>1998.</text:span></text:p>
      <text:p text:style-name="P276"><text:span text:style-name="T276_1">Rosenzweig,<text:s/>Roy.<text:s/>“Can<text:s/>History<text:s/>Be<text:s/>Open<text:s/>Source?<text:s/>Wikipedia<text:s/>and<text:s/>the<text:s/>Future<text:s/>of<text:s/>the<text:s/>Past.”<text:s/></text:span><text:span text:style-name="T276_2">The<text:s/>Journal<text:s/>of<text:s/>American<text:s/>History</text:span><text:span text:style-name="T276_3"><text:s/>93,<text:s/>no.<text:s/>1<text:s/>(June<text:s/>1,<text:s/>2006):<text:s/>117–46.</text:span></text:p>
      <text:p text:style-name="P277"><text:span text:style-name="T277_1">———.<text:s/></text:span><text:span text:style-name="T277_2">Clio<text:s/>Wired:<text:s/>The<text:s/>Future<text:s/>of<text:s/>the<text:s/>Past<text:s/>in<text:s/>the<text:s/>Digital<text:s/>Age</text:span><text:span text:style-name="T277_3">.<text:s/>New<text:s/>York:<text:s/>Columbia<text:s/>University<text:s/>Press,<text:s/>2011.</text:span></text:p>
      <text:p text:style-name="P278"><text:span text:style-name="T278_1">Royal<text:s/>Air<text:s/>Force<text:s/>official<text:s/>photographer.<text:s/></text:span><text:span text:style-name="T278_2">English:<text:s/>Royal<text:s/>Air<text:s/>Force<text:s/>Bomber<text:s/>Command,<text:s/>1942-1945.</text:span><text:span text:style-name="T278_3"><text:s/>Photographs<text:s/>and<text:s/>other<text:s/>Graphic<text:s/>Materials,<text:s/>1944.<text:s/>Imperial<text:s/>War<text:s/>Museums.<text:s/>http://media.iwm.org.uk/iwm/mediaLib//9/media-9832/large.jpg.</text:span></text:p>
      <text:p text:style-name="P279"><text:span text:style-name="T279_1">Schaffer,<text:s/>Ronald.<text:s/>“American<text:s/>Military<text:s/>Ethics<text:s/>in<text:s/>World<text:s/>War<text:s/>II:<text:s/>The<text:s/>Bombing<text:s/>of<text:s/>German<text:s/>Civilians.”<text:s/></text:span><text:span text:style-name="T279_2">The<text:s/>Journal<text:s/>of<text:s/>American<text:s/>History</text:span><text:span text:style-name="T279_3"><text:s/>67,<text:s/>no.<text:s/>2<text:s/>(September<text:s/>1,<text:s/>1980):<text:s/>318–34.<text:s/>doi:10.2307/1890411.</text:span></text:p>
      <text:p text:style-name="P280"><text:span text:style-name="T280_1">Schulte,<text:s/>Jan<text:s/>Erik.<text:s/></text:span><text:span text:style-name="T280_2">Konzentrationslager<text:s/>im<text:s/>Rheinland<text:s/>und<text:s/>in<text:s/>Westfalen<text:s/>1933-1945.<text:s/>Zwischen<text:s/>zentraler<text:s/>Steuerung<text:s/>und<text:s/>regionaler<text:s/>Initiative</text:span><text:span text:style-name="T280_3">.<text:s/>Auflage:<text:s/>1.,<text:s/>Aufl.<text:s/>Paderborn:<text:s/>Schöningh<text:s/>Paderborn,<text:s/>2005.</text:span></text:p>
      <text:p text:style-name="P281"><text:span text:style-name="T281_1">Seurat,<text:s/>Georges.<text:s/></text:span><text:span text:style-name="T281_2">A<text:s/>Sunday<text:s/>Afternoon<text:s/>on<text:s/>the<text:s/>Island<text:s/>of<text:s/>La<text:s/>Grande<text:s/>Jatte</text:span><text:span text:style-name="T281_3">.<text:s/>Oil<text:s/>on<text:s/>canvas,<text:s/>1886<text:s/>1884.<text:s/>Wikipedia.<text:s/>https://en.wikipedia.org/wiki/A_Sunday_Afternoon_on_the_Island_of_La_Grande_Jatte.</text:span></text:p>
      <text:p text:style-name="P282"><text:span text:style-name="T282_1">Spaatz,<text:s/>Carl.<text:s/>“Strategic<text:s/>Air<text:s/>Power:<text:s/>Fulfillment<text:s/>of<text:s/>a<text:s/>Concept.”<text:s/></text:span><text:span text:style-name="T282_2">Foreign<text:s/>Affairs</text:span><text:span text:style-name="T282_3"><text:s/>24,<text:s/>no.<text:s/>3<text:s/>(1946):<text:s/>385–96.<text:s/>doi:10.2307/20029977.</text:span></text:p>
      <text:p text:style-name="P283"><text:span text:style-name="T283_1">Speer,<text:s/>Albert.<text:s/></text:span><text:span text:style-name="T283_2">Inside<text:s/>the<text:s/>Third<text:s/>Reich:<text:s/>Memoirs</text:span><text:span text:style-name="T283_3">.<text:s/>New<text:s/>York:<text:s/>Collier<text:s/>Books,<text:s/>1981.</text:span></text:p>
      <text:p text:style-name="P284"><text:span text:style-name="T284_1">Staley,<text:s/>David<text:s/>J.<text:s/></text:span><text:span text:style-name="T284_2">Computers,<text:s/>Visualization,<text:s/>and<text:s/>History:<text:s/>How<text:s/>New<text:s/>Technology<text:s/>Will<text:s/>Transform<text:s/>Our<text:s/>Understanding<text:s/>of<text:s/>the<text:s/>Past</text:span><text:span text:style-name="T284_3">.<text:s/>History,<text:s/>Humanities,<text:s/>and<text:s/>New<text:s/>Technology.<text:s/>Armonk,<text:s/>N.Y:<text:s/>M.E.<text:s/>Sharpe,<text:s/>2003.</text:span></text:p>
      <text:p text:style-name="P285"><text:span text:style-name="T285_1">Stræde,<text:s/>Therkel.<text:s/></text:span><text:span text:style-name="T285_2">De<text:s/>nazistiske<text:s/>koncentrationslejre:<text:s/>studier<text:s/>og<text:s/>bibliografi</text:span><text:span text:style-name="T285_3">.<text:s/>University<text:s/>of<text:s/>Southern<text:s/>Denmark<text:s/>studies<text:s/>in<text:s/>history<text:s/>and<text:s/>social<text:s/>sciences,<text:s/>v.<text:s/>375.<text:s/>Odense:<text:s/>Syddansk<text:s/>Universitetsforlag,<text:s/>2009.<text:s/>http://collections.ushmm.org/search/catalog/bib149834.</text:span></text:p>
      <text:p text:style-name="P286"><text:span text:style-name="T286_1">Suchenwirth,<text:s/>Richard.<text:s/>“Development<text:s/>of<text:s/>the<text:s/>German<text:s/>Air<text:s/>Force,<text:s/>1919-1939.”<text:s/>Aerospace<text:s/>Studies<text:s/>Institute,<text:s/>June<text:s/>1968.<text:s/>USAF<text:s/>Historical<text:s/>Studies<text:s/>No<text:s/>160.<text:s/>USAF<text:s/>Historical<text:s/>Division.<text:s/>http://www.afhra.af.mil/studies/numberedusafhistoricalstudies151-200.asp.</text:span></text:p>
      <text:p text:style-name="P287"><text:span text:style-name="T287_1">Tooze,<text:s/>J.<text:s/>Adam.<text:s/></text:span><text:span text:style-name="T287_2">The<text:s/>Wages<text:s/>of<text:s/>Destruction:<text:s/>The<text:s/>Making<text:s/>and<text:s/>Breaking<text:s/>of<text:s/>the<text:s/>Nazi<text:s/>Economy</text:span><text:span text:style-name="T287_3">.<text:s/>1st<text:s/>American<text:s/>ed.<text:s/>New<text:s/>York:<text:s/>Viking,<text:s/>2007.</text:span></text:p>
      <text:p text:style-name="P288"><text:span text:style-name="T288_1">TUBS.<text:s/></text:span><text:span text:style-name="T288_2">Deutsch:<text:s/>Hotel<text:s/>Kaiserhof<text:s/>in<text:s/>Porta<text:s/>Westfalica,<text:s/>Kreis<text:s/>Minden-Lübbecke,<text:s/>Nordrhein-Westfalen</text:span><text:span text:style-name="T288_3">,<text:s/>November<text:s/>20,<text:s/>2009.<text:s/>Own<text:s/>work<text:s/>This<text:s/>photograph<text:s/>was<text:s/>taken<text:s/>with<text:s/>a<text:s/>Canon<text:s/>Digital<text:s/>IXUS<text:s/>500.<text:s/>https://commons.wikimedia.org/wiki/File:Porta_Westfalica,_2009-Nov_059.jpg.</text:span></text:p>
      <text:p text:style-name="P289"><text:span text:style-name="T289_1">Turner,<text:s/>Henry<text:s/>Ashby.<text:s/></text:span><text:span text:style-name="T289_2">General<text:s/>Motors<text:s/>and<text:s/>the<text:s/>Nazis:<text:s/>The<text:s/>Struggle<text:s/>for<text:s/>Control<text:s/>of<text:s/>Opel,<text:s/>Europe’s<text:s/>Biggest<text:s/>Carmaker</text:span><text:span text:style-name="T289_3">.<text:s/>New<text:s/>Haven:<text:s/>Yale<text:s/>University<text:s/>Press,<text:s/>2005.</text:span></text:p>
      <text:p text:style-name="P290"><text:span text:style-name="T290_1">Uziel,<text:s/>Daniel.<text:s/></text:span><text:span text:style-name="T290_2">Arming<text:s/>the<text:s/>Luftwaffe:<text:s/>The<text:s/>German<text:s/>Aviation<text:s/>Industry<text:s/>in<text:s/>World<text:s/>War<text:s/>II</text:span><text:span text:style-name="T290_3">.<text:s/>McFarland,<text:s/>2011.</text:span></text:p>
      <text:p text:style-name="P291"><text:span text:style-name="T291_1">Wagner,<text:s/>Jens-Christian.<text:s/></text:span><text:span text:style-name="T291_2">Produktion<text:s/>Des<text:s/>Todes:<text:s/>Das<text:s/>KZ<text:s/>Mittelbau-Dora</text:span><text:span text:style-name="T291_3">.<text:s/>Göttingen:<text:s/>Wallstein,<text:s/>2001.</text:span></text:p>
      <text:p text:style-name="P292"><text:span text:style-name="T292_1">“Wehrwirtschaftsführer.”<text:s/></text:span><text:span text:style-name="T292_2">Wikipedia,<text:s/>the<text:s/>Free<text:s/>Encyclopedia</text:span><text:span text:style-name="T292_3">,<text:s/>December<text:s/>28,<text:s/>2015.<text:s/>https://en.wikipedia.org/w/index.php?title=Wehrwirtschaftsf%C3%BChrer&amp;oldid=697172399.</text:span></text:p>
      <text:p text:style-name="P293"><text:span text:style-name="T293_1">Werrell,<text:s/>Kenneth<text:s/>P.<text:s/>“The<text:s/>Strategic<text:s/>Bombing<text:s/>of<text:s/>Germany<text:s/>in<text:s/>World<text:s/>War<text:s/>II:<text:s/>Costs<text:s/>and<text:s/>Accomplishments.”<text:s/></text:span><text:span text:style-name="T293_2">The<text:s/>Journal<text:s/>of<text:s/>American<text:s/>History</text:span><text:span text:style-name="T293_3"><text:s/>73,<text:s/>no.<text:s/>3<text:s/>(December<text:s/>1,<text:s/>1986):<text:s/>702–13.<text:s/>doi:10.2307/1902984.</text:span></text:p>
      <text:p text:style-name="P294"><text:span text:style-name="T294_1">Zilbert,<text:s/>E.<text:s/>R.<text:s/></text:span><text:span text:style-name="T294_2">Albert<text:s/>Speer<text:s/>and<text:s/>the<text:s/>Nazi<text:s/>Ministry<text:s/>of<text:s/>Arms:<text:s/>Economic<text:s/>Institutions<text:s/>and<text:s/>Industrial<text:s/>Production<text:s/>in<text:s/>the<text:s/>German<text:s/>War<text:s/>Economy</text:span><text:span text:style-name="T294_3">.<text:s/>Rutherford,<text:s/>[N.J.]:<text:s/>Fairleigh<text:s/>Dickenson<text:s/>University<text:s/>Press,<text:s/>1981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NewRomanPSMT" svg:font-family="TimesNewRomanPSMT" style:font-family-generic="roman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NewRomanPSMT" fo:font-size="10pt" style:font-name-asian="TimesNewRomanPSMT" style:font-size-asian="10pt" style:font-name-complex="TimesNewRomanPSMT" style:font-size-complex="10pt" fo:hyphenate="tru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none" fo:orphans="2" fo:widows="2"/>
      <style:text-properties fo:font-size="10pt" style:font-size-asian="10pt" style:font-size-complex="10pt"/>
    </style:style>
    <style:style style:name="Default_20_Paragraph_20_Font" style:display-name="Default Paragraph Font" style:family="text"/>
    <text:notes-configuration text:note-class="footnote" style:num-format="1" text:start-value="0" text:footnotes-position="section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7.0.0</meta:generator>
    <dc:title>Nazi Tunnels: Underground Factories and Concentration Camps at Porta Westfalica</dc:title>
    <meta:initial-creator>Ammon Shepherd</meta:initial-creator>
    <meta:creation-date>2016-02-25T15:58:50</meta:creation-date>
    <dc:creator/>
    <dc:date>2016-02-25T15:58:50</dc:date>
    <meta:editing-cycles>0</meta:editing-cycles>
    <meta:document-statistic meta:page-count="0" meta:paragraph-count="0" meta:row-count="0" meta:word-count="0" meta:character-count="0" meta:non-whitespace-character-count="0"/>
  </office:meta>
</office:document-meta>
</file>